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0">
      <style:table-cell-properties style:vertical-align="automatic" fo:background-color="transparent"/>
    </style:style>
    <style:style style:name="ce19" style:family="table-cell" style:parent-style-name="Hiperv_237_nculo_32_3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312360" table:style-name="ce6">
            <text:p>3 312 360</text:p>
          </table:table-cell>
          <table:table-cell office:value-type="float" office:value="502000" table:style-name="ce6">
            <text:p>502 000</text:p>
          </table:table-cell>
          <table:table-cell office:value-type="float" office:value="1054200" table:style-name="ce6">
            <text:p>1 054 200</text:p>
          </table:table-cell>
          <table:table-cell office:value-type="float" office:value="167500" table:style-name="ce6">
            <text:p>167 500</text:p>
          </table:table-cell>
          <table:table-cell office:value-type="float" office:value="5036060" table:style-name="ce7">
            <text:p>5 036 060</text:p>
          </table:table-cell>
          <table:table-cell office:value-type="float" office:value="4936599" table:style-name="ce7">
            <text:p>4 936 599</text:p>
          </table:table-cell>
          <table:table-cell office:value-type="percentage" office:value="0.98025023530299482" table:style-name="ce8">
            <text:p>98.0%</text:p>
          </table:table-cell>
          <table:table-cell office:value-type="float" office:value="3268625" table:style-name="ce6">
            <text:p>3 268 625</text:p>
          </table:table-cell>
          <table:table-cell office:value-type="float" office:value="1725492" table:style-name="ce6">
            <text:p>1 725 492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629775" table:style-name="ce6">
            <text:p>629 775</text:p>
          </table:table-cell>
          <table:table-cell office:value-type="float" office:value="93100" table:style-name="ce6">
            <text:p>93 100</text:p>
          </table:table-cell>
          <table:table-cell office:value-type="float" office:value="165600" table:style-name="ce6">
            <text:p>165 600</text:p>
          </table:table-cell>
          <table:table-cell office:value-type="float" office:value="26200" table:style-name="ce6">
            <text:p>26 200</text:p>
          </table:table-cell>
          <table:table-cell office:value-type="float" office:value="914675" table:style-name="ce7">
            <text:p>914 675</text:p>
          </table:table-cell>
          <table:table-cell office:value-type="float" office:value="850404" table:style-name="ce7">
            <text:p>850 404</text:p>
          </table:table-cell>
          <table:table-cell office:value-type="percentage" office:value="0.92973351190313502" table:style-name="ce8">
            <text:p>93.0%</text:p>
          </table:table-cell>
          <table:table-cell office:value-type="float" office:value="559467" table:style-name="ce6">
            <text:p>559 467</text:p>
          </table:table-cell>
          <table:table-cell office:value-type="float" office:value="302766" table:style-name="ce6">
            <text:p>302 766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568355" table:style-name="ce6">
            <text:p>568 355</text:p>
          </table:table-cell>
          <table:table-cell office:value-type="float" office:value="80200" table:style-name="ce6">
            <text:p>80 200</text:p>
          </table:table-cell>
          <table:table-cell office:value-type="float" office:value="127000" table:style-name="ce6">
            <text:p>127 000</text:p>
          </table:table-cell>
          <table:table-cell office:value-type="float" office:value="20200" table:style-name="ce6">
            <text:p>20 200</text:p>
          </table:table-cell>
          <table:table-cell office:value-type="float" office:value="795755" table:style-name="ce7">
            <text:p>795 755</text:p>
          </table:table-cell>
          <table:table-cell office:value-type="float" office:value="792641" table:style-name="ce7">
            <text:p>792 641</text:p>
          </table:table-cell>
          <table:table-cell office:value-type="percentage" office:value="0.99608673523886115" table:style-name="ce8">
            <text:p>99.6%</text:p>
          </table:table-cell>
          <table:table-cell office:value-type="float" office:value="507254" table:style-name="ce6">
            <text:p>507 254</text:p>
          </table:table-cell>
          <table:table-cell office:value-type="float" office:value="295872" table:style-name="ce6">
            <text:p>295 872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418050" table:style-name="ce6">
            <text:p>418 050</text:p>
          </table:table-cell>
          <table:table-cell office:value-type="float" office:value="62400" table:style-name="ce6">
            <text:p>62 400</text:p>
          </table:table-cell>
          <table:table-cell office:value-type="float" office:value="145800" table:style-name="ce6">
            <text:p>145 800</text:p>
          </table:table-cell>
          <table:table-cell office:value-type="float" office:value="23200" table:style-name="ce6">
            <text:p>23 200</text:p>
          </table:table-cell>
          <table:table-cell office:value-type="float" office:value="649450" table:style-name="ce7">
            <text:p>649 450</text:p>
          </table:table-cell>
          <table:table-cell office:value-type="float" office:value="553824" table:style-name="ce7">
            <text:p>553 824</text:p>
          </table:table-cell>
          <table:table-cell office:value-type="percentage" office:value="0.85275848795134346" table:style-name="ce8">
            <text:p>85.3%</text:p>
          </table:table-cell>
          <table:table-cell office:value-type="float" office:value="394373" table:style-name="ce6">
            <text:p>394 373</text:p>
          </table:table-cell>
          <table:table-cell office:value-type="float" office:value="167709" table:style-name="ce6">
            <text:p>167 709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835350" table:style-name="ce6">
            <text:p>835 350</text:p>
          </table:table-cell>
          <table:table-cell office:value-type="float" office:value="104800" table:style-name="ce6">
            <text:p>104 800</text:p>
          </table:table-cell>
          <table:table-cell office:value-type="float" office:value="271000" table:style-name="ce6">
            <text:p>271 000</text:p>
          </table:table-cell>
          <table:table-cell office:value-type="float" office:value="43000" table:style-name="ce6">
            <text:p>43 000</text:p>
          </table:table-cell>
          <table:table-cell office:value-type="float" office:value="1254150" table:style-name="ce7">
            <text:p>1 254 150</text:p>
          </table:table-cell>
          <table:table-cell office:value-type="float" office:value="1117868" table:style-name="ce7">
            <text:p>1 117 868</text:p>
          </table:table-cell>
          <table:table-cell office:value-type="percentage" office:value="0.89133516724474748" table:style-name="ce8">
            <text:p>89.1%</text:p>
          </table:table-cell>
          <table:table-cell office:value-type="float" office:value="800570" table:style-name="ce6">
            <text:p>800 570</text:p>
          </table:table-cell>
          <table:table-cell office:value-type="float" office:value="356868" table:style-name="ce6">
            <text:p>356 868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279195" table:style-name="ce6">
            <text:p>279 195</text:p>
          </table:table-cell>
          <table:table-cell office:value-type="float" office:value="40700" table:style-name="ce6">
            <text:p>40 700</text:p>
          </table:table-cell>
          <table:table-cell office:value-type="float" office:value="72500" table:style-name="ce6">
            <text:p>72 500</text:p>
          </table:table-cell>
          <table:table-cell office:value-type="float" office:value="11450" table:style-name="ce6">
            <text:p>11 450</text:p>
          </table:table-cell>
          <table:table-cell office:value-type="float" office:value="403845" table:style-name="ce7">
            <text:p>403 845</text:p>
          </table:table-cell>
          <table:table-cell office:value-type="float" office:value="380495" table:style-name="ce7">
            <text:p>380 495</text:p>
          </table:table-cell>
          <table:table-cell office:value-type="percentage" office:value="0.94218078718320153" table:style-name="ce8">
            <text:p>94.2%</text:p>
          </table:table-cell>
          <table:table-cell office:value-type="float" office:value="249407" table:style-name="ce6">
            <text:p>249 407</text:p>
          </table:table-cell>
          <table:table-cell office:value-type="float" office:value="136845" table:style-name="ce6">
            <text:p>136 845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326495" table:style-name="ce6">
            <text:p>1 326 495</text:p>
          </table:table-cell>
          <table:table-cell office:value-type="float" office:value="195800" table:style-name="ce6">
            <text:p>195 800</text:p>
          </table:table-cell>
          <table:table-cell office:value-type="float" office:value="298300" table:style-name="ce6">
            <text:p>298 300</text:p>
          </table:table-cell>
          <table:table-cell office:value-type="float" office:value="47450" table:style-name="ce6">
            <text:p>47 450</text:p>
          </table:table-cell>
          <table:table-cell office:value-type="float" office:value="1868045" table:style-name="ce7">
            <text:p>1 868 045</text:p>
          </table:table-cell>
          <table:table-cell office:value-type="float" office:value="1721528" table:style-name="ce7">
            <text:p>1 721 528</text:p>
          </table:table-cell>
          <table:table-cell office:value-type="percentage" office:value="0.92156666461461045" table:style-name="ce8">
            <text:p>92.2%</text:p>
          </table:table-cell>
          <table:table-cell office:value-type="float" office:value="1077088" table:style-name="ce6">
            <text:p>1 077 088</text:p>
          </table:table-cell>
          <table:table-cell office:value-type="float" office:value="674371" table:style-name="ce6">
            <text:p>674 371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893745" table:style-name="ce6">
            <text:p>893 745</text:p>
          </table:table-cell>
          <table:table-cell office:value-type="float" office:value="134400" table:style-name="ce6">
            <text:p>134 400</text:p>
          </table:table-cell>
          <table:table-cell office:value-type="float" office:value="253800" table:style-name="ce6">
            <text:p>253 800</text:p>
          </table:table-cell>
          <table:table-cell office:value-type="float" office:value="40475" table:style-name="ce6">
            <text:p>40 475</text:p>
          </table:table-cell>
          <table:table-cell office:value-type="float" office:value="1322420" table:style-name="ce7">
            <text:p>1 322 420</text:p>
          </table:table-cell>
          <table:table-cell office:value-type="float" office:value="1253539" table:style-name="ce7">
            <text:p>1 253 539</text:p>
          </table:table-cell>
          <table:table-cell office:value-type="percentage" office:value="0.94791291722750715" table:style-name="ce8">
            <text:p>94.8%</text:p>
          </table:table-cell>
          <table:table-cell office:value-type="float" office:value="842149" table:style-name="ce6">
            <text:p>842 149</text:p>
          </table:table-cell>
          <table:table-cell office:value-type="float" office:value="441757" table:style-name="ce6">
            <text:p>441 757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3214610" table:style-name="ce6">
            <text:p>3 214 610</text:p>
          </table:table-cell>
          <table:table-cell office:value-type="float" office:value="487700" table:style-name="ce6">
            <text:p>487 700</text:p>
          </table:table-cell>
          <table:table-cell office:value-type="float" office:value="969100" table:style-name="ce6">
            <text:p>969 100</text:p>
          </table:table-cell>
          <table:table-cell office:value-type="float" office:value="153950" table:style-name="ce6">
            <text:p>153 950</text:p>
          </table:table-cell>
          <table:table-cell office:value-type="float" office:value="4825360" table:style-name="ce7">
            <text:p>4 825 360</text:p>
          </table:table-cell>
          <table:table-cell office:value-type="float" office:value="4392341" table:style-name="ce7">
            <text:p>4 392 341</text:p>
          </table:table-cell>
          <table:table-cell office:value-type="percentage" office:value="0.91026182502445419" table:style-name="ce8">
            <text:p>91.0%</text:p>
          </table:table-cell>
          <table:table-cell office:value-type="float" office:value="2906508" table:style-name="ce6">
            <text:p>2 906 508</text:p>
          </table:table-cell>
          <table:table-cell office:value-type="float" office:value="1532387" table:style-name="ce6">
            <text:p>1 532 387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2018440" table:style-name="ce6">
            <text:p>2 018 440</text:p>
          </table:table-cell>
          <table:table-cell office:value-type="float" office:value="305500" table:style-name="ce6">
            <text:p>305 500</text:p>
          </table:table-cell>
          <table:table-cell office:value-type="float" office:value="629800" table:style-name="ce6">
            <text:p>629 800</text:p>
          </table:table-cell>
          <table:table-cell office:value-type="float" office:value="100100" table:style-name="ce6">
            <text:p>100 100</text:p>
          </table:table-cell>
          <table:table-cell office:value-type="float" office:value="3053840" table:style-name="ce7">
            <text:p>3 053 840</text:p>
          </table:table-cell>
          <table:table-cell office:value-type="float" office:value="2840184" table:style-name="ce7">
            <text:p>2 840 184</text:p>
          </table:table-cell>
          <table:table-cell office:value-type="percentage" office:value="0.9300369371021403" table:style-name="ce8">
            <text:p>93.0%</text:p>
          </table:table-cell>
          <table:table-cell office:value-type="float" office:value="1898860" table:style-name="ce6">
            <text:p>1 898 860</text:p>
          </table:table-cell>
          <table:table-cell office:value-type="float" office:value="1012909" table:style-name="ce6">
            <text:p>1 012 909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509615" table:style-name="ce6">
            <text:p>509 615</text:p>
          </table:table-cell>
          <table:table-cell office:value-type="float" office:value="73600" table:style-name="ce6">
            <text:p>73 600</text:p>
          </table:table-cell>
          <table:table-cell office:value-type="float" office:value="132400" table:style-name="ce6">
            <text:p>132 400</text:p>
          </table:table-cell>
          <table:table-cell office:value-type="float" office:value="21000" table:style-name="ce6">
            <text:p>21 000</text:p>
          </table:table-cell>
          <table:table-cell office:value-type="float" office:value="736615" table:style-name="ce7">
            <text:p>736 615</text:p>
          </table:table-cell>
          <table:table-cell office:value-type="float" office:value="701279" table:style-name="ce7">
            <text:p>701 279</text:p>
          </table:table-cell>
          <table:table-cell office:value-type="percentage" office:value="0.95202921471867941" table:style-name="ce8">
            <text:p>95.2%</text:p>
          </table:table-cell>
          <table:table-cell office:value-type="float" office:value="458764" table:style-name="ce6">
            <text:p>458 764</text:p>
          </table:table-cell>
          <table:table-cell office:value-type="float" office:value="258149" table:style-name="ce6">
            <text:p>258 149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406455" table:style-name="ce6">
            <text:p>1 406 455</text:p>
          </table:table-cell>
          <table:table-cell office:value-type="float" office:value="200200" table:style-name="ce6">
            <text:p>200 200</text:p>
          </table:table-cell>
          <table:table-cell office:value-type="float" office:value="336600" table:style-name="ce6">
            <text:p>336 600</text:p>
          </table:table-cell>
          <table:table-cell office:value-type="float" office:value="53600" table:style-name="ce6">
            <text:p>53 600</text:p>
          </table:table-cell>
          <table:table-cell office:value-type="float" office:value="1996855" table:style-name="ce7">
            <text:p>1 996 855</text:p>
          </table:table-cell>
          <table:table-cell office:value-type="float" office:value="1934131" table:style-name="ce7">
            <text:p>1 934 131</text:p>
          </table:table-cell>
          <table:table-cell office:value-type="percentage" office:value="0.96858860558227811" table:style-name="ce8">
            <text:p>96.9%</text:p>
          </table:table-cell>
          <table:table-cell office:value-type="float" office:value="1255946" table:style-name="ce6">
            <text:p>1 255 946</text:p>
          </table:table-cell>
          <table:table-cell office:value-type="float" office:value="720673" table:style-name="ce6">
            <text:p>720 673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48655" table:style-name="ce6">
            <text:p>148 655</text:p>
          </table:table-cell>
          <table:table-cell office:value-type="float" office:value="21600" table:style-name="ce6">
            <text:p>21 600</text:p>
          </table:table-cell>
          <table:table-cell office:value-type="float" office:value="39600" table:style-name="ce6">
            <text:p>39 600</text:p>
          </table:table-cell>
          <table:table-cell office:value-type="float" office:value="6300" table:style-name="ce6">
            <text:p>6 300</text:p>
          </table:table-cell>
          <table:table-cell office:value-type="float" office:value="216155" table:style-name="ce7">
            <text:p>216 155</text:p>
          </table:table-cell>
          <table:table-cell office:value-type="float" office:value="204884" table:style-name="ce7">
            <text:p>204 884</text:p>
          </table:table-cell>
          <table:table-cell office:value-type="percentage" office:value="0.94785686197404639" table:style-name="ce8">
            <text:p>94.8%</text:p>
          </table:table-cell>
          <table:table-cell office:value-type="float" office:value="132529" table:style-name="ce6">
            <text:p>132 529</text:p>
          </table:table-cell>
          <table:table-cell office:value-type="float" office:value="77135" table:style-name="ce6">
            <text:p>77 135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2672205" table:style-name="ce6">
            <text:p>2 672 205</text:p>
          </table:table-cell>
          <table:table-cell office:value-type="float" office:value="408200" table:style-name="ce6">
            <text:p>408 200</text:p>
          </table:table-cell>
          <table:table-cell office:value-type="float" office:value="844700" table:style-name="ce6">
            <text:p>844 700</text:p>
          </table:table-cell>
          <table:table-cell office:value-type="float" office:value="134100" table:style-name="ce6">
            <text:p>134 100</text:p>
          </table:table-cell>
          <table:table-cell office:value-type="float" office:value="4059205" table:style-name="ce7">
            <text:p>4 059 205</text:p>
          </table:table-cell>
          <table:table-cell office:value-type="float" office:value="3707594" table:style-name="ce7">
            <text:p>3 707 594</text:p>
          </table:table-cell>
          <table:table-cell office:value-type="percentage" office:value="0.91337934398484433" table:style-name="ce8">
            <text:p>91.3%</text:p>
          </table:table-cell>
          <table:table-cell office:value-type="float" office:value="2496333" table:style-name="ce6">
            <text:p>2 496 333</text:p>
          </table:table-cell>
          <table:table-cell office:value-type="float" office:value="1284236" table:style-name="ce6">
            <text:p>1 284 236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575195" table:style-name="ce6">
            <text:p>575 195</text:p>
          </table:table-cell>
          <table:table-cell office:value-type="float" office:value="87100" table:style-name="ce6">
            <text:p>87 100</text:p>
          </table:table-cell>
          <table:table-cell office:value-type="float" office:value="188100" table:style-name="ce6">
            <text:p>188 100</text:p>
          </table:table-cell>
          <table:table-cell office:value-type="float" office:value="29900" table:style-name="ce6">
            <text:p>29 900</text:p>
          </table:table-cell>
          <table:table-cell office:value-type="float" office:value="880295" table:style-name="ce7">
            <text:p>880 295</text:p>
          </table:table-cell>
          <table:table-cell office:value-type="float" office:value="792635" table:style-name="ce7">
            <text:p>792 635</text:p>
          </table:table-cell>
          <table:table-cell office:value-type="percentage" office:value="0.90041974565344574" table:style-name="ce8">
            <text:p>90.0%</text:p>
          </table:table-cell>
          <table:table-cell office:value-type="float" office:value="520492" table:style-name="ce6">
            <text:p>520 492</text:p>
          </table:table-cell>
          <table:table-cell office:value-type="float" office:value="285543" table:style-name="ce6">
            <text:p>285 543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286215" table:style-name="ce6">
            <text:p>286 215</text:p>
          </table:table-cell>
          <table:table-cell office:value-type="float" office:value="43100" table:style-name="ce6">
            <text:p>43 100</text:p>
          </table:table-cell>
          <table:table-cell office:value-type="float" office:value="82300" table:style-name="ce6">
            <text:p>82 300</text:p>
          </table:table-cell>
          <table:table-cell office:value-type="float" office:value="13150" table:style-name="ce6">
            <text:p>13 150</text:p>
          </table:table-cell>
          <table:table-cell office:value-type="float" office:value="424765" table:style-name="ce7">
            <text:p>424 765</text:p>
          </table:table-cell>
          <table:table-cell office:value-type="float" office:value="415698" table:style-name="ce7">
            <text:p>415 698</text:p>
          </table:table-cell>
          <table:table-cell office:value-type="percentage" office:value="0.97865407931444448" table:style-name="ce8">
            <text:p>97.9%</text:p>
          </table:table-cell>
          <table:table-cell office:value-type="float" office:value="272108" table:style-name="ce6">
            <text:p>272 108</text:p>
          </table:table-cell>
          <table:table-cell office:value-type="float" office:value="156581" table:style-name="ce6">
            <text:p>156 581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028250" table:style-name="ce6">
            <text:p>1 028 250</text:p>
          </table:table-cell>
          <table:table-cell office:value-type="float" office:value="150600" table:style-name="ce6">
            <text:p>150 600</text:p>
          </table:table-cell>
          <table:table-cell office:value-type="float" office:value="276500" table:style-name="ce6">
            <text:p>276 500</text:p>
          </table:table-cell>
          <table:table-cell office:value-type="float" office:value="43950" table:style-name="ce6">
            <text:p>43 950</text:p>
          </table:table-cell>
          <table:table-cell office:value-type="float" office:value="1499300" table:style-name="ce7">
            <text:p>1 499 300</text:p>
          </table:table-cell>
          <table:table-cell office:value-type="float" office:value="1420356" table:style-name="ce7">
            <text:p>1 420 356</text:p>
          </table:table-cell>
          <table:table-cell office:value-type="percentage" office:value="0.94734609484426069" table:style-name="ce8">
            <text:p>94.7%</text:p>
          </table:table-cell>
          <table:table-cell office:value-type="float" office:value="948670" table:style-name="ce6">
            <text:p>948 670</text:p>
          </table:table-cell>
          <table:table-cell office:value-type="float" office:value="512073" table:style-name="ce6">
            <text:p>512 073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28890" table:style-name="ce6">
            <text:p>28 890</text:p>
          </table:table-cell>
          <table:table-cell office:value-type="float" office:value="3800" table:style-name="ce6">
            <text:p>3 800</text:p>
          </table:table-cell>
          <table:table-cell office:value-type="float" office:value="11000" table:style-name="ce6">
            <text:p>11 000</text:p>
          </table:table-cell>
          <table:table-cell office:value-type="float" office:value="1650" table:style-name="ce6">
            <text:p>1 650</text:p>
          </table:table-cell>
          <table:table-cell office:value-type="float" office:value="45340" table:style-name="ce7">
            <text:p>45 340</text:p>
          </table:table-cell>
          <table:table-cell office:value-type="float" office:value="42004" table:style-name="ce7">
            <text:p>42 004</text:p>
          </table:table-cell>
          <table:table-cell office:value-type="percentage" office:value="0.92642258491398322" table:style-name="ce8">
            <text:p>92.6%</text:p>
          </table:table-cell>
          <table:table-cell office:value-type="float" office:value="31144" table:style-name="ce6">
            <text:p>31 144</text:p>
          </table:table-cell>
          <table:table-cell office:value-type="float" office:value="12286" table:style-name="ce6">
            <text:p>12 286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28890" table:style-name="ce6">
            <text:p>28 890</text:p>
          </table:table-cell>
          <table:table-cell office:value-type="float" office:value="3700" table:style-name="ce6">
            <text:p>3 700</text:p>
          </table:table-cell>
          <table:table-cell office:value-type="float" office:value="11000" table:style-name="ce6">
            <text:p>11 000</text:p>
          </table:table-cell>
          <table:table-cell office:value-type="float" office:value="1650" table:style-name="ce6">
            <text:p>1 650</text:p>
          </table:table-cell>
          <table:table-cell office:value-type="float" office:value="45240" table:style-name="ce7">
            <text:p>45 240</text:p>
          </table:table-cell>
          <table:table-cell office:value-type="float" office:value="40590" table:style-name="ce7">
            <text:p>40 590</text:p>
          </table:table-cell>
          <table:table-cell office:value-type="percentage" office:value="0.89721485411140589" table:style-name="ce8">
            <text:p>89.7%</text:p>
          </table:table-cell>
          <table:table-cell office:value-type="float" office:value="28987" table:style-name="ce6">
            <text:p>28 987</text:p>
          </table:table-cell>
          <table:table-cell office:value-type="float" office:value="12691" table:style-name="ce6">
            <text:p>12 691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26520" table:style-name="ce6">
            <text:p>26 520</text:p>
          </table:table-cell>
          <table:table-cell office:value-type="float" office:value="7700" table:style-name="ce6">
            <text:p>7 700</text:p>
          </table:table-cell>
          <table:table-cell office:value-type="float" office:value="66100" table:style-name="ce6">
            <text:p>66 100</text:p>
          </table:table-cell>
          <table:table-cell office:value-type="float" office:value="0" table:style-name="ce6">
            <text:p>0</text:p>
          </table:table-cell>
          <table:table-cell office:value-type="float" office:value="100320" table:style-name="ce7">
            <text:p>100 320</text:p>
          </table:table-cell>
          <table:table-cell office:value-type="float" office:value="83751" table:style-name="ce7">
            <text:p>83 751</text:p>
          </table:table-cell>
          <table:table-cell office:value-type="percentage" office:value="0.83483851674641152" table:style-name="ce8">
            <text:p>83.5%</text:p>
          </table:table-cell>
          <table:table-cell office:value-type="float" office:value="70890" table:style-name="ce6">
            <text:p>70 890</text:p>
          </table:table-cell>
          <table:table-cell office:value-type="float" office:value="12861" table:style-name="ce6">
            <text:p>12 861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20207265" table:style-name="ce12">
            <text:p>20 207 265</text:p>
          </table:table-cell>
          <table:table-cell office:value-type="float" office:value="3006200" table:style-name="ce13">
            <text:p>3 006 200</text:p>
          </table:table-cell>
          <table:table-cell office:value-type="float" office:value="5975400" table:style-name="ce14">
            <text:p>5 975 400</text:p>
          </table:table-cell>
          <table:table-cell office:value-type="float" office:value="938825" table:style-name="ce15">
            <text:p>938 825</text:p>
          </table:table-cell>
          <table:table-cell office:value-type="float" office:value="30127690" table:style-name="ce16">
            <text:p>30 127 690</text:p>
          </table:table-cell>
          <table:table-cell office:value-type="float" office:value="28182345" table:style-name="ce16">
            <text:p>28 182 345</text:p>
          </table:table-cell>
          <table:table-cell office:value-type="percentage" office:value="0.93542999811801042" table:style-name="ce17">
            <text:p>93.5%</text:p>
          </table:table-cell>
          <table:table-cell office:value-type="float" office:value="18720164" table:style-name="ce16">
            <text:p>18 720 164</text:p>
          </table:table-cell>
          <table:table-cell office:value-type="float" office:value="9979204" table:style-name="ce16">
            <text:p>9 979 204</text:p>
          </table:table-cell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20"/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19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5">
          <table:table-cell table:style-name="ce21"/>
          <table:table-cell office:value-type="string" table:style-name="ce22">
            <text:p>Denominador Poblacional CCAA</text:p>
          </table:table-cell>
          <table:table-cell office:value-type="string" table:style-name="ce22">
            <text:p>Persona institucionalizada con al menos 1 dosis (2)</text:p>
          </table:table-cell>
          <table:table-cell office:value-type="string" table:style-name="ce22">
            <text:p>Persona institucionalizada  Pauta Completa (2)<text:s/></text:p>
          </table:table-cell>
          <table:table-cell office:value-type="string" table:style-name="ce22">
            <text:p>% Con al menos 1 dosis sobre Denominador Poblacional CCAA</text:p>
          </table:table-cell>
          <table:table-cell office:value-type="string" table:style-name="ce22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41865" table:style-name="ce24">
            <text:p>41 865</text:p>
          </table:table-cell>
          <table:table-cell office:value-type="float" office:value="41865" table:style-name="ce24">
            <text:p>41 865</text:p>
          </table:table-cell>
          <table:table-cell office:value-type="float" office:value="40282" table:style-name="ce24">
            <text:p>40 282</text:p>
          </table:table-cell>
          <table:table-cell office:value-type="percentage" office:value="1" table:style-name="ce25">
            <text:p>100.0%</text:p>
          </table:table-cell>
          <table:table-cell office:value-type="percentage" office:value="0.9621879851904932" table:style-name="ce25">
            <text:p>96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8673" table:style-name="ce6">
            <text:p>18 673</text:p>
          </table:table-cell>
          <table:table-cell office:value-type="float" office:value="18673" table:style-name="ce6">
            <text:p>18 673</text:p>
          </table:table-cell>
          <table:table-cell office:value-type="float" office:value="17992" table:style-name="ce6">
            <text:p>17 992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6353023081454503" table:style-name="ce26">
            <text:p>96.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6">
            <text:p>11 948</text:p>
          </table:table-cell>
          <table:table-cell office:value-type="float" office:value="11755" table:style-name="ce6">
            <text:p>11 755</text:p>
          </table:table-cell>
          <table:table-cell office:value-type="float" office:value="11168" table:style-name="ce6">
            <text:p>11 168</text:p>
          </table:table-cell>
          <table:table-cell office:value-type="percentage" office:value="0.98384666889856043" table:style-name="ce26">
            <text:p>98.4%</text:p>
          </table:table-cell>
          <table:table-cell office:value-type="percentage" office:value="0.93471710746568459" table:style-name="ce26">
            <text:p>93.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6">
            <text:p>5 496</text:p>
          </table:table-cell>
          <table:table-cell office:value-type="float" office:value="5456" table:style-name="ce6">
            <text:p>5 456</text:p>
          </table:table-cell>
          <table:table-cell office:value-type="float" office:value="5202" table:style-name="ce6">
            <text:p>5 202</text:p>
          </table:table-cell>
          <table:table-cell office:value-type="percentage" office:value="0.99272197962154296" table:style-name="ce26">
            <text:p>99.3%</text:p>
          </table:table-cell>
          <table:table-cell office:value-type="percentage" office:value="0.94650655021834063" table:style-name="ce26">
            <text:p>94.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937" table:style-name="ce6">
            <text:p>10 937</text:p>
          </table:table-cell>
          <table:table-cell office:value-type="float" office:value="10937" table:style-name="ce6">
            <text:p>10 937</text:p>
          </table:table-cell>
          <table:table-cell office:value-type="float" office:value="9922" table:style-name="ce6">
            <text:p>9 922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0719575752034376" table:style-name="ce26">
            <text:p>90.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7470" table:style-name="ce6">
            <text:p>7 470</text:p>
          </table:table-cell>
          <table:table-cell office:value-type="float" office:value="7212" table:style-name="ce6">
            <text:p>7 212</text:p>
          </table:table-cell>
          <table:table-cell office:value-type="float" office:value="7036" table:style-name="ce6">
            <text:p>7 036</text:p>
          </table:table-cell>
          <table:table-cell office:value-type="percentage" office:value="0.9654618473895582" table:style-name="ce26">
            <text:p>96.5%</text:p>
          </table:table-cell>
          <table:table-cell office:value-type="percentage" office:value="0.94190093708166001" table:style-name="ce26">
            <text:p>94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6500" table:style-name="ce6">
            <text:p>46 500</text:p>
          </table:table-cell>
          <table:table-cell office:value-type="float" office:value="46312" table:style-name="ce6">
            <text:p>46 312</text:p>
          </table:table-cell>
          <table:table-cell office:value-type="float" office:value="44765" table:style-name="ce6">
            <text:p>44 765</text:p>
          </table:table-cell>
          <table:table-cell office:value-type="percentage" office:value="0.9959569892473118" table:style-name="ce26">
            <text:p>99.6%</text:p>
          </table:table-cell>
          <table:table-cell office:value-type="percentage" office:value="0.95913978494623653" table:style-name="ce26">
            <text:p>95.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6">
            <text:p>25 566</text:p>
          </table:table-cell>
          <table:table-cell office:value-type="float" office:value="25525" table:style-name="ce6">
            <text:p>25 525</text:p>
          </table:table-cell>
          <table:table-cell office:value-type="float" office:value="24325" table:style-name="ce6">
            <text:p>24 325</text:p>
          </table:table-cell>
          <table:table-cell office:value-type="percentage" office:value="0.99839630759602593" table:style-name="ce26">
            <text:p>99.8%</text:p>
          </table:table-cell>
          <table:table-cell office:value-type="percentage" office:value="0.95145896894312754" table:style-name="ce26">
            <text:p>95.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80293" table:style-name="ce6">
            <text:p>80 293</text:p>
          </table:table-cell>
          <table:table-cell office:value-type="float" office:value="80293" table:style-name="ce6">
            <text:p>80 293</text:p>
          </table:table-cell>
          <table:table-cell office:value-type="float" office:value="70077" table:style-name="ce6">
            <text:p>70 077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87276599454497905" table:style-name="ce26">
            <text:p>87.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30297" table:style-name="ce6">
            <text:p>30 297</text:p>
          </table:table-cell>
          <table:table-cell office:value-type="float" office:value="30297" table:style-name="ce6">
            <text:p>30 297</text:p>
          </table:table-cell>
          <table:table-cell office:value-type="float" office:value="28226" table:style-name="ce6">
            <text:p>28 226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3164339703601018" table:style-name="ce26">
            <text:p>93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76" table:style-name="ce6">
            <text:p>15 276</text:p>
          </table:table-cell>
          <table:table-cell office:value-type="float" office:value="15263" table:style-name="ce6">
            <text:p>15 263</text:p>
          </table:table-cell>
          <table:table-cell office:value-type="float" office:value="14296" table:style-name="ce6">
            <text:p>14 296</text:p>
          </table:table-cell>
          <table:table-cell office:value-type="percentage" office:value="0.99914899188269179" table:style-name="ce26">
            <text:p>99.9%</text:p>
          </table:table-cell>
          <table:table-cell office:value-type="percentage" office:value="0.93584708038753606" table:style-name="ce26">
            <text:p>93.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800" table:style-name="ce6">
            <text:p>23 800</text:p>
          </table:table-cell>
          <table:table-cell office:value-type="float" office:value="23731" table:style-name="ce6">
            <text:p>23 731</text:p>
          </table:table-cell>
          <table:table-cell office:value-type="float" office:value="23122" table:style-name="ce6">
            <text:p>23 122</text:p>
          </table:table-cell>
          <table:table-cell office:value-type="percentage" office:value="0.99710084033613444" table:style-name="ce26">
            <text:p>99.7%</text:p>
          </table:table-cell>
          <table:table-cell office:value-type="percentage" office:value="0.97151260504201675" table:style-name="ce26">
            <text:p>97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6">
            <text:p>3 390</text:p>
          </table:table-cell>
          <table:table-cell office:value-type="float" office:value="3390" table:style-name="ce6">
            <text:p>3 390</text:p>
          </table:table-cell>
          <table:table-cell office:value-type="float" office:value="3295" table:style-name="ce6">
            <text:p>3 295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71976401179941" table:style-name="ce26">
            <text:p>97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2604" table:style-name="ce6">
            <text:p>52 604</text:p>
          </table:table-cell>
          <table:table-cell office:value-type="float" office:value="52604" table:style-name="ce6">
            <text:p>52 604</text:p>
          </table:table-cell>
          <table:table-cell office:value-type="float" office:value="50860" table:style-name="ce6">
            <text:p>50 860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6684662763287965" table:style-name="ce26">
            <text:p>96.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6">
            <text:p>11 885</text:p>
          </table:table-cell>
          <table:table-cell office:value-type="float" office:value="11482" table:style-name="ce6">
            <text:p>11 482</text:p>
          </table:table-cell>
          <table:table-cell office:value-type="float" office:value="11072" table:style-name="ce6">
            <text:p>11 072</text:p>
          </table:table-cell>
          <table:table-cell office:value-type="percentage" office:value="0.96609171224232226" table:style-name="ce26">
            <text:p>96.6%</text:p>
          </table:table-cell>
          <table:table-cell office:value-type="percentage" office:value="0.93159444678165759" table:style-name="ce26">
            <text:p>93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94" table:style-name="ce6">
            <text:p>8 394</text:p>
          </table:table-cell>
          <table:table-cell office:value-type="float" office:value="8394" table:style-name="ce6">
            <text:p>8 394</text:p>
          </table:table-cell>
          <table:table-cell office:value-type="float" office:value="8238" table:style-name="ce6">
            <text:p>8 238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8141529664045746" table:style-name="ce26">
            <text:p>98.1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4361" table:style-name="ce6">
            <text:p>24 361</text:p>
          </table:table-cell>
          <table:table-cell office:value-type="float" office:value="24361" table:style-name="ce6">
            <text:p>24 361</text:p>
          </table:table-cell>
          <table:table-cell office:value-type="float" office:value="20749" table:style-name="ce6">
            <text:p>20 749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86350322202694785" table:style-name="ce26">
            <text:p>86.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float" office:value="192" table:style-name="ce6">
            <text:p>192</text:p>
          </table:table-cell>
          <table:table-cell office:value-type="percentage" office:value="0.98989898989898994" table:style-name="ce26">
            <text:p>99.0%</text:p>
          </table:table-cell>
          <table:table-cell office:value-type="percentage" office:value="0.96969696969696972" table:style-name="ce26">
            <text:p>97.0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float" office:value="326" table:style-name="ce6">
            <text:p>326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760479041916168" table:style-name="ce26">
            <text:p>97.6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419287" table:style-name="ce16">
            <text:p>419 287</text:p>
          </table:table-cell>
          <table:table-cell office:value-type="float" office:value="418080" table:style-name="ce16">
            <text:p>418 080</text:p>
          </table:table-cell>
          <table:table-cell office:value-type="float" office:value="391145" table:style-name="ce16">
            <text:p>391 145</text:p>
          </table:table-cell>
          <table:table-cell office:value-type="percentage" office:value="0.99712130354625828" table:style-name="ce27">
            <text:p>99.7%</text:p>
          </table:table-cell>
          <table:table-cell office:value-type="percentage" office:value="0.93288129610505455" table:style-name="ce27">
            <text:p>93.3%</text:p>
          </table:table-cell>
          <table:table-cell table:number-columns-repeated="16378" table:style-name="ce18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7">
          <table:table-cell table:style-name="ce21"/>
          <table:table-cell office:value-type="string" table:style-name="ce28">
            <text:p>Población a vacunar mayor de 60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3245065" table:style-name="ce24">
            <text:p>3 245 065</text:p>
          </table:table-cell>
          <table:table-cell office:value-type="float" office:value="2821391" table:style-name="ce24">
            <text:p>2 821 391</text:p>
          </table:table-cell>
          <table:table-cell office:value-type="percentage" office:value="0.869440519681424" table:style-name="ce29">
            <text:p>86.9%</text:p>
          </table:table-cell>
          <table:table-cell office:value-type="float" office:value="1459511" table:style-name="ce24">
            <text:p>1 459 511</text:p>
          </table:table-cell>
          <table:table-cell office:value-type="percentage" office:value="0.44976325589780175" table:style-name="ce29">
            <text:p>45.0%</text:p>
          </table:table-cell>
          <table:table-cell office:value-type="date" office:date-value="2021-06-02T00:00:00" table:style-name="ce30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572395" table:style-name="ce6">
            <text:p>572 395</text:p>
          </table:table-cell>
          <table:table-cell office:value-type="float" office:value="487621" table:style-name="ce6">
            <text:p>487 621</text:p>
          </table:table-cell>
          <table:table-cell office:value-type="percentage" office:value="0.85189598092226526" table:style-name="ce31">
            <text:p>85.2%</text:p>
          </table:table-cell>
          <table:table-cell office:value-type="float" office:value="271232" table:style-name="ce6">
            <text:p>271 232</text:p>
          </table:table-cell>
          <table:table-cell office:value-type="percentage" office:value="0.47385459341888031" table:style-name="ce31">
            <text:p>47.4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509372" table:style-name="ce6">
            <text:p>509 372</text:p>
          </table:table-cell>
          <table:table-cell office:value-type="float" office:value="456524" table:style-name="ce6">
            <text:p>456 524</text:p>
          </table:table-cell>
          <table:table-cell office:value-type="percentage" office:value="0.89624871410285611" table:style-name="ce31">
            <text:p>89.6%</text:p>
          </table:table-cell>
          <table:table-cell office:value-type="float" office:value="256321" table:style-name="ce6">
            <text:p>256 321</text:p>
          </table:table-cell>
          <table:table-cell office:value-type="percentage" office:value="0.50320983485546911" table:style-name="ce31">
            <text:p>50.3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413086" table:style-name="ce6">
            <text:p>413 086</text:p>
          </table:table-cell>
          <table:table-cell office:value-type="float" office:value="329778" table:style-name="ce6">
            <text:p>329 778</text:p>
          </table:table-cell>
          <table:table-cell office:value-type="percentage" office:value="0.79832770900006289" table:style-name="ce31">
            <text:p>79.8%</text:p>
          </table:table-cell>
          <table:table-cell office:value-type="float" office:value="144000" table:style-name="ce6">
            <text:p>144 000</text:p>
          </table:table-cell>
          <table:table-cell office:value-type="percentage" office:value="0.34859569193824047" table:style-name="ce31">
            <text:p>34.9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830371" table:style-name="ce6">
            <text:p>830 371</text:p>
          </table:table-cell>
          <table:table-cell office:value-type="float" office:value="663145" table:style-name="ce6">
            <text:p>663 145</text:p>
          </table:table-cell>
          <table:table-cell office:value-type="percentage" office:value="0.79861290916951577" table:style-name="ce31">
            <text:p>79.9%</text:p>
          </table:table-cell>
          <table:table-cell office:value-type="float" office:value="307033" table:style-name="ce6">
            <text:p>307 033</text:p>
          </table:table-cell>
          <table:table-cell office:value-type="percentage" office:value="0.36975400152461974" table:style-name="ce31">
            <text:p>37.0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261417" table:style-name="ce6">
            <text:p>261 417</text:p>
          </table:table-cell>
          <table:table-cell office:value-type="float" office:value="221014" table:style-name="ce6">
            <text:p>221 014</text:p>
          </table:table-cell>
          <table:table-cell office:value-type="percentage" office:value="0.84544616455701049" table:style-name="ce31">
            <text:p>84.5%</text:p>
          </table:table-cell>
          <table:table-cell office:value-type="float" office:value="122915" table:style-name="ce6">
            <text:p>122 915</text:p>
          </table:table-cell>
          <table:table-cell office:value-type="percentage" office:value="0.47018747824357254" table:style-name="ce31">
            <text:p>47.0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1168817" table:style-name="ce6">
            <text:p>1 168 817</text:p>
          </table:table-cell>
          <table:table-cell office:value-type="float" office:value="966735" table:style-name="ce6">
            <text:p>966 735</text:p>
          </table:table-cell>
          <table:table-cell office:value-type="percentage" office:value="0.82710552635699175" table:style-name="ce31">
            <text:p>82.7%</text:p>
          </table:table-cell>
          <table:table-cell office:value-type="float" office:value="611710" table:style-name="ce6">
            <text:p>611 710</text:p>
          </table:table-cell>
          <table:table-cell office:value-type="percentage" office:value="0.52335823315369301" table:style-name="ce31">
            <text:p>52.3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820217" table:style-name="ce6">
            <text:p>820 217</text:p>
          </table:table-cell>
          <table:table-cell office:value-type="float" office:value="736270" table:style-name="ce6">
            <text:p>736 270</text:p>
          </table:table-cell>
          <table:table-cell office:value-type="percentage" office:value="0.89765269434795913" table:style-name="ce31">
            <text:p>89.8%</text:p>
          </table:table-cell>
          <table:table-cell office:value-type="float" office:value="394114" table:style-name="ce6">
            <text:p>394 114</text:p>
          </table:table-cell>
          <table:table-cell office:value-type="percentage" office:value="0.48049967264760424" table:style-name="ce31">
            <text:p>48.0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3011852" table:style-name="ce6">
            <text:p>3 011 852</text:p>
          </table:table-cell>
          <table:table-cell office:value-type="float" office:value="2506169" table:style-name="ce6">
            <text:p>2 506 169</text:p>
          </table:table-cell>
          <table:table-cell office:value-type="percentage" office:value="0.83210230781592187" table:style-name="ce31">
            <text:p>83.2%</text:p>
          </table:table-cell>
          <table:table-cell office:value-type="float" office:value="1277840" table:style-name="ce6">
            <text:p>1 277 840</text:p>
          </table:table-cell>
          <table:table-cell office:value-type="percentage" office:value="0.42427051528428356" table:style-name="ce31">
            <text:p>42.4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047455" table:style-name="ce6">
            <text:p>2 047 455</text:p>
          </table:table-cell>
          <table:table-cell office:value-type="float" office:value="1660902" table:style-name="ce6">
            <text:p>1 660 902</text:p>
          </table:table-cell>
          <table:table-cell office:value-type="percentage" office:value="0.81120317662659247" table:style-name="ce31">
            <text:p>81.1%</text:p>
          </table:table-cell>
          <table:table-cell office:value-type="float" office:value="927192" table:style-name="ce6">
            <text:p>927 192</text:p>
          </table:table-cell>
          <table:table-cell office:value-type="percentage" office:value="0.45285097840978189" table:style-name="ce31">
            <text:p>45.3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462394" table:style-name="ce6">
            <text:p>462 394</text:p>
          </table:table-cell>
          <table:table-cell office:value-type="float" office:value="407182" table:style-name="ce6">
            <text:p>407 182</text:p>
          </table:table-cell>
          <table:table-cell office:value-type="percentage" office:value="0.88059533644467702" table:style-name="ce31">
            <text:p>88.1%</text:p>
          </table:table-cell>
          <table:table-cell office:value-type="float" office:value="234578" table:style-name="ce6">
            <text:p>234 578</text:p>
          </table:table-cell>
          <table:table-cell office:value-type="percentage" office:value="0.50731194608926589" table:style-name="ce31">
            <text:p>50.7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1276880" table:style-name="ce6">
            <text:p>1 276 880</text:p>
          </table:table-cell>
          <table:table-cell office:value-type="float" office:value="1144184" table:style-name="ce6">
            <text:p>1 144 184</text:p>
          </table:table-cell>
          <table:table-cell office:value-type="percentage" office:value="0.89607793997869811" table:style-name="ce31">
            <text:p>89.6%</text:p>
          </table:table-cell>
          <table:table-cell office:value-type="float" office:value="666609" table:style-name="ce6">
            <text:p>666 609</text:p>
          </table:table-cell>
          <table:table-cell office:value-type="percentage" office:value="0.52206080446087333" table:style-name="ce31">
            <text:p>52.2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135714" table:style-name="ce6">
            <text:p>135 714</text:p>
          </table:table-cell>
          <table:table-cell office:value-type="float" office:value="116061" table:style-name="ce6">
            <text:p>116 061</text:p>
          </table:table-cell>
          <table:table-cell office:value-type="percentage" office:value="0.85518811618550772" table:style-name="ce31">
            <text:p>85.5%</text:p>
          </table:table-cell>
          <table:table-cell office:value-type="float" office:value="71038" table:style-name="ce6">
            <text:p>71 038</text:p>
          </table:table-cell>
          <table:table-cell office:value-type="percentage" office:value="0.52343899671367733" table:style-name="ce31">
            <text:p>52.3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2566309" table:style-name="ce6">
            <text:p>2 566 309</text:p>
          </table:table-cell>
          <table:table-cell office:value-type="float" office:value="2137846" table:style-name="ce6">
            <text:p>2 137 846</text:p>
          </table:table-cell>
          <table:table-cell office:value-type="percentage" office:value="0.83304309808366805" table:style-name="ce31">
            <text:p>83.3%</text:p>
          </table:table-cell>
          <table:table-cell office:value-type="float" office:value="1117443" table:style-name="ce6">
            <text:p>1 117 443</text:p>
          </table:table-cell>
          <table:table-cell office:value-type="percentage" office:value="0.43542807978306586" table:style-name="ce31">
            <text:p>43.5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532835" table:style-name="ce6">
            <text:p>532 835</text:p>
          </table:table-cell>
          <table:table-cell office:value-type="float" office:value="448554" table:style-name="ce6">
            <text:p>448 554</text:p>
          </table:table-cell>
          <table:table-cell office:value-type="percentage" office:value="0.84182533054322628" table:style-name="ce31">
            <text:p>84.2%</text:p>
          </table:table-cell>
          <table:table-cell office:value-type="float" office:value="235389" table:style-name="ce6">
            <text:p>235 389</text:p>
          </table:table-cell>
          <table:table-cell office:value-type="percentage" office:value="0.44176715118188559" table:style-name="ce31">
            <text:p>44.2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267496" table:style-name="ce6">
            <text:p>267 496</text:p>
          </table:table-cell>
          <table:table-cell office:value-type="float" office:value="237683" table:style-name="ce6">
            <text:p>237 683</text:p>
          </table:table-cell>
          <table:table-cell office:value-type="percentage" office:value="0.88854786613631609" table:style-name="ce31">
            <text:p>88.9%</text:p>
          </table:table-cell>
          <table:table-cell office:value-type="float" office:value="137682" table:style-name="ce6">
            <text:p>137 682</text:p>
          </table:table-cell>
          <table:table-cell office:value-type="percentage" office:value="0.51470676197027243" table:style-name="ce31">
            <text:p>51.5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991127" table:style-name="ce6">
            <text:p>991 127</text:p>
          </table:table-cell>
          <table:table-cell office:value-type="float" office:value="842681" table:style-name="ce6">
            <text:p>842 681</text:p>
          </table:table-cell>
          <table:table-cell office:value-type="percentage" office:value="0.85022504684061684" table:style-name="ce31">
            <text:p>85.0%</text:p>
          </table:table-cell>
          <table:table-cell office:value-type="float" office:value="464523" table:style-name="ce6">
            <text:p>464 523</text:p>
          </table:table-cell>
          <table:table-cell office:value-type="percentage" office:value="0.46868161194276819" table:style-name="ce31">
            <text:p>46.9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6336" table:style-name="ce6">
            <text:p>26 336</text:p>
          </table:table-cell>
          <table:table-cell office:value-type="float" office:value="21816" table:style-name="ce6">
            <text:p>21 816</text:p>
          </table:table-cell>
          <table:table-cell office:value-type="percentage" office:value="0.82837181044957475" table:style-name="ce31">
            <text:p>82.8%</text:p>
          </table:table-cell>
          <table:table-cell office:value-type="float" office:value="9895" table:style-name="ce6">
            <text:p>9 895</text:p>
          </table:table-cell>
          <table:table-cell office:value-type="percentage" office:value="0.37572144592952611" table:style-name="ce31">
            <text:p>37.6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25223" table:style-name="ce6">
            <text:p>25 223</text:p>
          </table:table-cell>
          <table:table-cell office:value-type="float" office:value="19180" table:style-name="ce6">
            <text:p>19 180</text:p>
          </table:table-cell>
          <table:table-cell office:value-type="percentage" office:value="0.76041707964952621" table:style-name="ce31">
            <text:p>76.0%</text:p>
          </table:table-cell>
          <table:table-cell office:value-type="float" office:value="9323" table:style-name="ce6">
            <text:p>9 323</text:p>
          </table:table-cell>
          <table:table-cell office:value-type="percentage" office:value="0.36962296316853666" table:style-name="ce31">
            <text:p>37.0%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11686" table:style-name="ce6">
            <text:p>11 686</text:p>
          </table:table-cell>
          <table:table-cell office:value-type="string" table:style-name="ce31">
            <text:p>-</text:p>
          </table:table-cell>
          <table:table-cell office:value-type="float" office:value="2499" table:style-name="ce6">
            <text:p>2 499</text:p>
          </table:table-cell>
          <table:table-cell office:value-type="string" table:style-name="ce31">
            <text:p>-</text:p>
          </table:table-cell>
          <table:table-cell office:value-type="date" office:date-value="2021-06-02T00:00:00" table:style-name="ce9">
            <text:p>02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19164361" table:style-name="ce16">
            <text:p>19 164 361</text:p>
          </table:table-cell>
          <table:table-cell office:value-type="float" office:value="16236422" table:style-name="ce16">
            <text:p>16 236 422</text:p>
          </table:table-cell>
          <table:table-cell office:value-type="percentage" office:value="0.84721958639789763" table:style-name="ce17">
            <text:p>84.7%</text:p>
          </table:table-cell>
          <table:table-cell office:value-type="float" office:value="8720847" table:style-name="ce16">
            <text:p>8 720 847</text:p>
          </table:table-cell>
          <table:table-cell office:value-type="percentage" office:value="0.45505545423612087" table:style-name="ce17">
            <text:p>45.5%</text:p>
          </table:table-cell>
          <table:table-cell table:style-name="ce32"/>
          <table:table-cell table:number-columns-repeated="16377" table:style-name="ce18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8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52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66" table:default-cell-style-name="ce18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9972" table:style-name="ce40">
            <text:p>429 972</text:p>
          </table:table-cell>
          <table:table-cell office:value-type="float" office:value="413516" table:style-name="ce40">
            <text:p>413 516</text:p>
          </table:table-cell>
          <table:table-cell office:value-type="percentage" office:value="1" table:style-name="ce41">
            <text:p>100.0%</text:p>
          </table:table-cell>
          <table:table-cell office:value-type="float" office:value="640012" table:style-name="ce40">
            <text:p>640 012</text:p>
          </table:table-cell>
          <table:table-cell office:value-type="float" office:value="650381" table:style-name="ce40">
            <text:p>650 381</text:p>
          </table:table-cell>
          <table:table-cell office:value-type="percentage" office:value="0.98405703733657657" table:style-name="ce41">
            <text:p>98.4%</text:p>
          </table:table-cell>
          <table:table-cell office:value-type="float" office:value="830106" table:style-name="ce40">
            <text:p>830 106</text:p>
          </table:table-cell>
          <table:table-cell office:value-type="float" office:value="916147" table:style-name="ce40">
            <text:p>916 147</text:p>
          </table:table-cell>
          <table:table-cell office:value-type="percentage" office:value="0.90608384898929972" table:style-name="ce41">
            <text:p>90.6%</text:p>
          </table:table-cell>
          <table:table-cell office:value-type="float" office:value="921301" table:style-name="ce40">
            <text:p>921 301</text:p>
          </table:table-cell>
          <table:table-cell office:value-type="float" office:value="1265021" table:style-name="ce40">
            <text:p>1 265 021</text:p>
          </table:table-cell>
          <table:table-cell office:value-type="percentage" office:value="0.72828909559604149" table:style-name="ce41">
            <text:p>72.8%</text:p>
          </table:table-cell>
          <table:table-cell office:value-type="float" office:value="406890" table:style-name="ce40">
            <text:p>406 890</text:p>
          </table:table-cell>
          <table:table-cell office:value-type="float" office:value="3009381" table:style-name="ce40">
            <text:p>3 009 381</text:p>
          </table:table-cell>
          <table:table-cell office:value-type="percentage" office:value="0.13520720706351239" table:style-name="ce41">
            <text:p>13.5%</text:p>
          </table:table-cell>
          <table:table-cell office:value-type="float" office:value="39797" table:style-name="ce40">
            <text:p>39 797</text:p>
          </table:table-cell>
          <table:table-cell office:value-type="float" office:value="625846" table:style-name="ce40">
            <text:p>625 846</text:p>
          </table:table-cell>
          <table:table-cell office:value-type="percentage" office:value="6.3589125759372117E-2" table:style-name="ce41">
            <text:p>6.4%</text:p>
          </table:table-cell>
          <table:table-cell office:value-type="float" office:value="547" table:style-name="ce40">
            <text:p>547</text:p>
          </table:table-cell>
          <table:table-cell office:value-type="float" office:value="181921" table:style-name="ce40">
            <text:p>181 921</text:p>
          </table:table-cell>
          <table:table-cell office:value-type="percentage" office:value="3.0067996547952134E-3" table:style-name="ce41">
            <text:p>0.3%</text:p>
          </table:table-cell>
          <table:table-cell office:value-type="float" office:value="3268625" table:style-name="ce40">
            <text:p>3 268 625</text:p>
          </table:table-cell>
          <table:table-cell office:value-type="float" office:value="7062213" table:style-name="ce40">
            <text:p>7 062 213</text:p>
          </table:table-cell>
          <table:table-cell office:value-type="percentage" office:value="0.46283296751315772" table:style-name="ce41">
            <text:p>46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100374" table:style-name="ce43">
            <text:p>100 374</text:p>
          </table:table-cell>
          <table:table-cell office:value-type="float" office:value="98807" table:style-name="ce43">
            <text:p>98 807</text:p>
          </table:table-cell>
          <table:table-cell office:value-type="percentage" office:value="1" table:style-name="ce44">
            <text:p>100.0%</text:p>
          </table:table-cell>
          <table:table-cell office:value-type="float" office:value="116956" table:style-name="ce43">
            <text:p>116 956</text:p>
          </table:table-cell>
          <table:table-cell office:value-type="float" office:value="118955" table:style-name="ce43">
            <text:p>118 955</text:p>
          </table:table-cell>
          <table:table-cell office:value-type="percentage" office:value="0.98319532596359971" table:style-name="ce44">
            <text:p>98.3%</text:p>
          </table:table-cell>
          <table:table-cell office:value-type="float" office:value="142410" table:style-name="ce43">
            <text:p>142 410</text:p>
          </table:table-cell>
          <table:table-cell office:value-type="float" office:value="156367" table:style-name="ce43">
            <text:p>156 367</text:p>
          </table:table-cell>
          <table:table-cell office:value-type="percentage" office:value="0.9107420363631713" table:style-name="ce44">
            <text:p>91.1%</text:p>
          </table:table-cell>
          <table:table-cell office:value-type="float" office:value="127881" table:style-name="ce43">
            <text:p>127 881</text:p>
          </table:table-cell>
          <table:table-cell office:value-type="float" office:value="198266" table:style-name="ce43">
            <text:p>198 266</text:p>
          </table:table-cell>
          <table:table-cell office:value-type="percentage" office:value="0.64499712507439499" table:style-name="ce44">
            <text:p>64.5%</text:p>
          </table:table-cell>
          <table:table-cell office:value-type="float" office:value="64896" table:style-name="ce43">
            <text:p>64 896</text:p>
          </table:table-cell>
          <table:table-cell office:value-type="float" office:value="446083" table:style-name="ce43">
            <text:p>446 083</text:p>
          </table:table-cell>
          <table:table-cell office:value-type="percentage" office:value="0.14547965288970888" table:style-name="ce44">
            <text:p>14.5%</text:p>
          </table:table-cell>
          <table:table-cell office:value-type="float" office:value="6888" table:style-name="ce43">
            <text:p>6 888</text:p>
          </table:table-cell>
          <table:table-cell office:value-type="float" office:value="89180" table:style-name="ce43">
            <text:p>89 180</text:p>
          </table:table-cell>
          <table:table-cell office:value-type="percentage" office:value="7.7237048665620089E-2" table:style-name="ce44">
            <text:p>7.7%</text:p>
          </table:table-cell>
          <table:table-cell office:value-type="float" office:value="62" table:style-name="ce43">
            <text:p>62</text:p>
          </table:table-cell>
          <table:table-cell office:value-type="float" office:value="25106" table:style-name="ce43">
            <text:p>25 106</text:p>
          </table:table-cell>
          <table:table-cell office:value-type="percentage" office:value="2.4695291962080778E-3" table:style-name="ce44">
            <text:p>0.2%</text:p>
          </table:table-cell>
          <table:table-cell office:value-type="float" office:value="559467" table:style-name="ce43">
            <text:p>559 467</text:p>
          </table:table-cell>
          <table:table-cell office:value-type="float" office:value="1132764" table:style-name="ce43">
            <text:p>1 132 764</text:p>
          </table:table-cell>
          <table:table-cell office:value-type="percentage" office:value="0.4938954627795375" table:style-name="ce44">
            <text:p>49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8120" table:style-name="ce43">
            <text:p>88 120</text:p>
          </table:table-cell>
          <table:table-cell office:value-type="float" office:value="87826" table:style-name="ce43">
            <text:p>87 826</text:p>
          </table:table-cell>
          <table:table-cell office:value-type="percentage" office:value="1" table:style-name="ce44">
            <text:p>100.0%</text:p>
          </table:table-cell>
          <table:table-cell office:value-type="float" office:value="112697" table:style-name="ce43">
            <text:p>112 697</text:p>
          </table:table-cell>
          <table:table-cell office:value-type="float" office:value="109249" table:style-name="ce43">
            <text:p>109 249</text:p>
          </table:table-cell>
          <table:table-cell office:value-type="percentage" office:value="1" table:style-name="ce44">
            <text:p>100.0%</text:p>
          </table:table-cell>
          <table:table-cell office:value-type="float" office:value="136145" table:style-name="ce43">
            <text:p>136 145</text:p>
          </table:table-cell>
          <table:table-cell office:value-type="float" office:value="149652" table:style-name="ce43">
            <text:p>149 652</text:p>
          </table:table-cell>
          <table:table-cell office:value-type="percentage" office:value="0.90974393927244546" table:style-name="ce44">
            <text:p>91.0%</text:p>
          </table:table-cell>
          <table:table-cell office:value-type="float" office:value="119562" table:style-name="ce43">
            <text:p>119 562</text:p>
          </table:table-cell>
          <table:table-cell office:value-type="float" office:value="162645" table:style-name="ce43">
            <text:p>162 645</text:p>
          </table:table-cell>
          <table:table-cell office:value-type="percentage" office:value="0.7351102093516555" table:style-name="ce44">
            <text:p>73.5%</text:p>
          </table:table-cell>
          <table:table-cell office:value-type="float" office:value="46045" table:style-name="ce43">
            <text:p>46 045</text:p>
          </table:table-cell>
          <table:table-cell office:value-type="float" office:value="322095" table:style-name="ce43">
            <text:p>322 095</text:p>
          </table:table-cell>
          <table:table-cell office:value-type="percentage" office:value="0.14295471832844348" table:style-name="ce44">
            <text:p>14.3%</text:p>
          </table:table-cell>
          <table:table-cell office:value-type="float" office:value="4632" table:style-name="ce43">
            <text:p>4 632</text:p>
          </table:table-cell>
          <table:table-cell office:value-type="float" office:value="54179" table:style-name="ce43">
            <text:p>54 179</text:p>
          </table:table-cell>
          <table:table-cell office:value-type="percentage" office:value="8.5494379741228158E-2" table:style-name="ce44">
            <text:p>8.5%</text:p>
          </table:table-cell>
          <table:table-cell office:value-type="float" office:value="53" table:style-name="ce43">
            <text:p>53</text:p>
          </table:table-cell>
          <table:table-cell office:value-type="float" office:value="15563" table:style-name="ce43">
            <text:p>15 563</text:p>
          </table:table-cell>
          <table:table-cell office:value-type="percentage" office:value="3.4055130758851122E-3" table:style-name="ce44">
            <text:p>0.3%</text:p>
          </table:table-cell>
          <table:table-cell office:value-type="float" office:value="507254" table:style-name="ce43">
            <text:p>507 254</text:p>
          </table:table-cell>
          <table:table-cell office:value-type="float" office:value="901209" table:style-name="ce43">
            <text:p>901 209</text:p>
          </table:table-cell>
          <table:table-cell office:value-type="percentage" office:value="0.56285944769748197" table:style-name="ce44">
            <text:p>56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50366" table:style-name="ce43">
            <text:p>50 366</text:p>
          </table:table-cell>
          <table:table-cell office:value-type="float" office:value="49542" table:style-name="ce43">
            <text:p>49 542</text:p>
          </table:table-cell>
          <table:table-cell office:value-type="percentage" office:value="1" table:style-name="ce44">
            <text:p>100.0%</text:p>
          </table:table-cell>
          <table:table-cell office:value-type="float" office:value="76166" table:style-name="ce43">
            <text:p>76 166</text:p>
          </table:table-cell>
          <table:table-cell office:value-type="float" office:value="80516" table:style-name="ce43">
            <text:p>80 516</text:p>
          </table:table-cell>
          <table:table-cell office:value-type="percentage" office:value="0.9459734711113319" table:style-name="ce44">
            <text:p>94.6%</text:p>
          </table:table-cell>
          <table:table-cell office:value-type="float" office:value="94360" table:style-name="ce43">
            <text:p>94 360</text:p>
          </table:table-cell>
          <table:table-cell office:value-type="float" office:value="117231" table:style-name="ce43">
            <text:p>117 231</text:p>
          </table:table-cell>
          <table:table-cell office:value-type="percentage" office:value="0.80490655202122308" table:style-name="ce44">
            <text:p>80.5%</text:p>
          </table:table-cell>
          <table:table-cell office:value-type="float" office:value="108886" table:style-name="ce43">
            <text:p>108 886</text:p>
          </table:table-cell>
          <table:table-cell office:value-type="float" office:value="165797" table:style-name="ce43">
            <text:p>165 797</text:p>
          </table:table-cell>
          <table:table-cell office:value-type="percentage" office:value="0.65674288437064599" table:style-name="ce44">
            <text:p>65.7%</text:p>
          </table:table-cell>
          <table:table-cell office:value-type="float" office:value="60089" table:style-name="ce43">
            <text:p>60 089</text:p>
          </table:table-cell>
          <table:table-cell office:value-type="float" office:value="464054" table:style-name="ce43">
            <text:p>464 054</text:p>
          </table:table-cell>
          <table:table-cell office:value-type="percentage" office:value="0.12948708555469837" table:style-name="ce44">
            <text:p>12.9%</text:p>
          </table:table-cell>
          <table:table-cell office:value-type="float" office:value="4463" table:style-name="ce43">
            <text:p>4 463</text:p>
          </table:table-cell>
          <table:table-cell office:value-type="float" office:value="85839" table:style-name="ce43">
            <text:p>85 839</text:p>
          </table:table-cell>
          <table:table-cell office:value-type="percentage" office:value="5.1992683978145132E-2" table:style-name="ce44">
            <text:p>5.2%</text:p>
          </table:table-cell>
          <table:table-cell office:value-type="float" office:value="43" table:style-name="ce43">
            <text:p>43</text:p>
          </table:table-cell>
          <table:table-cell office:value-type="float" office:value="23300" table:style-name="ce43">
            <text:p>23 300</text:p>
          </table:table-cell>
          <table:table-cell office:value-type="percentage" office:value="1.8454935622317598E-3" table:style-name="ce44">
            <text:p>0.2%</text:p>
          </table:table-cell>
          <table:table-cell office:value-type="float" office:value="394373" table:style-name="ce43">
            <text:p>394 373</text:p>
          </table:table-cell>
          <table:table-cell office:value-type="float" office:value="986279" table:style-name="ce43">
            <text:p>986 279</text:p>
          </table:table-cell>
          <table:table-cell office:value-type="percentage" office:value="0.39985947181274262" table:style-name="ce44">
            <text:p>40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90708" table:style-name="ce43">
            <text:p>90 708</text:p>
          </table:table-cell>
          <table:table-cell office:value-type="float" office:value="90236" table:style-name="ce43">
            <text:p>90 236</text:p>
          </table:table-cell>
          <table:table-cell office:value-type="percentage" office:value="1" table:style-name="ce44">
            <text:p>100.0%</text:p>
          </table:table-cell>
          <table:table-cell office:value-type="float" office:value="145711" table:style-name="ce43">
            <text:p>145 711</text:p>
          </table:table-cell>
          <table:table-cell office:value-type="float" office:value="154531" table:style-name="ce43">
            <text:p>154 531</text:p>
          </table:table-cell>
          <table:table-cell office:value-type="percentage" office:value="0.94292407348687324" table:style-name="ce44">
            <text:p>94.3%</text:p>
          </table:table-cell>
          <table:table-cell office:value-type="float" office:value="201740" table:style-name="ce43">
            <text:p>201 740</text:p>
          </table:table-cell>
          <table:table-cell office:value-type="float" office:value="235092" table:style-name="ce43">
            <text:p>235 092</text:p>
          </table:table-cell>
          <table:table-cell office:value-type="percentage" office:value="0.85813213550439826" table:style-name="ce44">
            <text:p>85.8%</text:p>
          </table:table-cell>
          <table:table-cell office:value-type="float" office:value="224986" table:style-name="ce43">
            <text:p>224 986</text:p>
          </table:table-cell>
          <table:table-cell office:value-type="float" office:value="350512" table:style-name="ce43">
            <text:p>350 512</text:p>
          </table:table-cell>
          <table:table-cell office:value-type="percentage" office:value="0.64187816679600129" table:style-name="ce44">
            <text:p>64.2%</text:p>
          </table:table-cell>
          <table:table-cell office:value-type="float" office:value="129178" table:style-name="ce43">
            <text:p>129 178</text:p>
          </table:table-cell>
          <table:table-cell office:value-type="float" office:value="832411" table:style-name="ce43">
            <text:p>832 411</text:p>
          </table:table-cell>
          <table:table-cell office:value-type="percentage" office:value="0.15518535915551332" table:style-name="ce44">
            <text:p>15.5%</text:p>
          </table:table-cell>
          <table:table-cell office:value-type="float" office:value="8157" table:style-name="ce43">
            <text:p>8 157</text:p>
          </table:table-cell>
          <table:table-cell office:value-type="float" office:value="163899" table:style-name="ce43">
            <text:p>163 899</text:p>
          </table:table-cell>
          <table:table-cell office:value-type="percentage" office:value="4.9768454963117527E-2" table:style-name="ce44">
            <text:p>5.0%</text:p>
          </table:table-cell>
          <table:table-cell office:value-type="float" office:value="90" table:style-name="ce43">
            <text:p>90</text:p>
          </table:table-cell>
          <table:table-cell office:value-type="float" office:value="44352" table:style-name="ce43">
            <text:p>44 352</text:p>
          </table:table-cell>
          <table:table-cell office:value-type="percentage" office:value="2.029220779220779E-3" table:style-name="ce44">
            <text:p>0.2%</text:p>
          </table:table-cell>
          <table:table-cell office:value-type="float" office:value="800570" table:style-name="ce43">
            <text:p>800 570</text:p>
          </table:table-cell>
          <table:table-cell office:value-type="float" office:value="1871033" table:style-name="ce43">
            <text:p>1 871 033</text:p>
          </table:table-cell>
          <table:table-cell office:value-type="percentage" office:value="0.42787593805133312" table:style-name="ce44">
            <text:p>42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2014" table:style-name="ce43">
            <text:p>42 014</text:p>
          </table:table-cell>
          <table:table-cell office:value-type="float" office:value="41042" table:style-name="ce43">
            <text:p>41 042</text:p>
          </table:table-cell>
          <table:table-cell office:value-type="percentage" office:value="1" table:style-name="ce44">
            <text:p>100.0%</text:p>
          </table:table-cell>
          <table:table-cell office:value-type="float" office:value="55326" table:style-name="ce43">
            <text:p>55 326</text:p>
          </table:table-cell>
          <table:table-cell office:value-type="float" office:value="53066" table:style-name="ce43">
            <text:p>53 066</text:p>
          </table:table-cell>
          <table:table-cell office:value-type="percentage" office:value="1" table:style-name="ce44">
            <text:p>100.0%</text:p>
          </table:table-cell>
          <table:table-cell office:value-type="float" office:value="71311" table:style-name="ce43">
            <text:p>71 311</text:p>
          </table:table-cell>
          <table:table-cell office:value-type="float" office:value="77345" table:style-name="ce43">
            <text:p>77 345</text:p>
          </table:table-cell>
          <table:table-cell office:value-type="percentage" office:value="0.92198590729846785" table:style-name="ce44">
            <text:p>92.2%</text:p>
          </table:table-cell>
          <table:table-cell office:value-type="float" office:value="52363" table:style-name="ce43">
            <text:p>52 363</text:p>
          </table:table-cell>
          <table:table-cell office:value-type="float" office:value="89964" table:style-name="ce43">
            <text:p>89 964</text:p>
          </table:table-cell>
          <table:table-cell office:value-type="percentage" office:value="0.58204392868258414" table:style-name="ce44">
            <text:p>58.2%</text:p>
          </table:table-cell>
          <table:table-cell office:value-type="float" office:value="26555" table:style-name="ce43">
            <text:p>26 555</text:p>
          </table:table-cell>
          <table:table-cell office:value-type="float" office:value="194241" table:style-name="ce43">
            <text:p>194 241</text:p>
          </table:table-cell>
          <table:table-cell office:value-type="percentage" office:value="0.13671161083396399" table:style-name="ce44">
            <text:p>13.7%</text:p>
          </table:table-cell>
          <table:table-cell office:value-type="float" office:value="1829" table:style-name="ce43">
            <text:p>1 829</text:p>
          </table:table-cell>
          <table:table-cell office:value-type="float" office:value="34935" table:style-name="ce43">
            <text:p>34 935</text:p>
          </table:table-cell>
          <table:table-cell office:value-type="percentage" office:value="5.2354372405896667E-2" table:style-name="ce44">
            <text:p>5.2%</text:p>
          </table:table-cell>
          <table:table-cell office:value-type="float" office:value="9" table:style-name="ce43">
            <text:p>9</text:p>
          </table:table-cell>
          <table:table-cell office:value-type="float" office:value="10791" table:style-name="ce43">
            <text:p>10 791</text:p>
          </table:table-cell>
          <table:table-cell office:value-type="percentage" office:value="8.3402835696413675E-4" table:style-name="ce44">
            <text:p>0.1%</text:p>
          </table:table-cell>
          <table:table-cell office:value-type="float" office:value="249407" table:style-name="ce43">
            <text:p>249 407</text:p>
          </table:table-cell>
          <table:table-cell office:value-type="float" office:value="501384" table:style-name="ce43">
            <text:p>501 384</text:p>
          </table:table-cell>
          <table:table-cell office:value-type="percentage" office:value="0.49743709412346626" table:style-name="ce44">
            <text:p>49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962" table:style-name="ce43">
            <text:p>227 962</text:p>
          </table:table-cell>
          <table:table-cell office:value-type="float" office:value="223657" table:style-name="ce43">
            <text:p>223 657</text:p>
          </table:table-cell>
          <table:table-cell office:value-type="percentage" office:value="1" table:style-name="ce44">
            <text:p>100.0%</text:p>
          </table:table-cell>
          <table:table-cell office:value-type="float" office:value="247491" table:style-name="ce43">
            <text:p>247 491</text:p>
          </table:table-cell>
          <table:table-cell office:value-type="float" office:value="245410" table:style-name="ce43">
            <text:p>245 410</text:p>
          </table:table-cell>
          <table:table-cell office:value-type="percentage" office:value="1" table:style-name="ce44">
            <text:p>100.0%</text:p>
          </table:table-cell>
          <table:table-cell office:value-type="float" office:value="302803" table:style-name="ce43">
            <text:p>302 803</text:p>
          </table:table-cell>
          <table:table-cell office:value-type="float" office:value="318575" table:style-name="ce43">
            <text:p>318 575</text:p>
          </table:table-cell>
          <table:table-cell office:value-type="percentage" office:value="0.95049203484265876" table:style-name="ce44">
            <text:p>95.0%</text:p>
          </table:table-cell>
          <table:table-cell office:value-type="float" office:value="188479" table:style-name="ce43">
            <text:p>188 479</text:p>
          </table:table-cell>
          <table:table-cell office:value-type="float" office:value="381175" table:style-name="ce43">
            <text:p>381 175</text:p>
          </table:table-cell>
          <table:table-cell office:value-type="percentage" office:value="0.49446842001705255" table:style-name="ce44">
            <text:p>49.4%</text:p>
          </table:table-cell>
          <table:table-cell office:value-type="float" office:value="100897" table:style-name="ce43">
            <text:p>100 897</text:p>
          </table:table-cell>
          <table:table-cell office:value-type="float" office:value="738950" table:style-name="ce43">
            <text:p>738 950</text:p>
          </table:table-cell>
          <table:table-cell office:value-type="percentage" office:value="0.13654103795926653" table:style-name="ce44">
            <text:p>13.7%</text:p>
          </table:table-cell>
          <table:table-cell office:value-type="float" office:value="9335" table:style-name="ce43">
            <text:p>9 335</text:p>
          </table:table-cell>
          <table:table-cell office:value-type="float" office:value="144422" table:style-name="ce43">
            <text:p>144 422</text:p>
          </table:table-cell>
          <table:table-cell office:value-type="percentage" office:value="6.4636966667128273E-2" table:style-name="ce44">
            <text:p>6.5%</text:p>
          </table:table-cell>
          <table:table-cell office:value-type="float" office:value="121" table:style-name="ce43">
            <text:p>121</text:p>
          </table:table-cell>
          <table:table-cell office:value-type="float" office:value="40684" table:style-name="ce43">
            <text:p>40 684</text:p>
          </table:table-cell>
          <table:table-cell office:value-type="percentage" office:value="2.9741421689116116E-3" table:style-name="ce44">
            <text:p>0.3%</text:p>
          </table:table-cell>
          <table:table-cell office:value-type="float" office:value="1077088" table:style-name="ce43">
            <text:p>1 077 088</text:p>
          </table:table-cell>
          <table:table-cell office:value-type="float" office:value="2092873" table:style-name="ce43">
            <text:p>2 092 873</text:p>
          </table:table-cell>
          <table:table-cell office:value-type="percentage" office:value="0.51464565695099507" table:style-name="ce44">
            <text:p>51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956" table:style-name="ce43">
            <text:p>136 956</text:p>
          </table:table-cell>
          <table:table-cell office:value-type="float" office:value="135194" table:style-name="ce43">
            <text:p>135 194</text:p>
          </table:table-cell>
          <table:table-cell office:value-type="percentage" office:value="1" table:style-name="ce44">
            <text:p>100.0%</text:p>
          </table:table-cell>
          <table:table-cell office:value-type="float" office:value="156392" table:style-name="ce43">
            <text:p>156 392</text:p>
          </table:table-cell>
          <table:table-cell office:value-type="float" office:value="159101" table:style-name="ce43">
            <text:p>159 101</text:p>
          </table:table-cell>
          <table:table-cell office:value-type="percentage" office:value="0.98297307999321182" table:style-name="ce44">
            <text:p>98.3%</text:p>
          </table:table-cell>
          <table:table-cell office:value-type="float" office:value="205134" table:style-name="ce43">
            <text:p>205 134</text:p>
          </table:table-cell>
          <table:table-cell office:value-type="float" office:value="218444" table:style-name="ce43">
            <text:p>218 444</text:p>
          </table:table-cell>
          <table:table-cell office:value-type="percentage" office:value="0.93906905202248636" table:style-name="ce44">
            <text:p>93.9%</text:p>
          </table:table-cell>
          <table:table-cell office:value-type="float" office:value="237788" table:style-name="ce43">
            <text:p>237 788</text:p>
          </table:table-cell>
          <table:table-cell office:value-type="float" office:value="307478" table:style-name="ce43">
            <text:p>307 478</text:p>
          </table:table-cell>
          <table:table-cell office:value-type="percentage" office:value="0.77334963802288292" table:style-name="ce44">
            <text:p>77.3%</text:p>
          </table:table-cell>
          <table:table-cell office:value-type="float" office:value="97673" table:style-name="ce43">
            <text:p>97 673</text:p>
          </table:table-cell>
          <table:table-cell office:value-type="float" office:value="707865" table:style-name="ce43">
            <text:p>707 865</text:p>
          </table:table-cell>
          <table:table-cell office:value-type="percentage" office:value="0.1379825249164742" table:style-name="ce44">
            <text:p>13.8%</text:p>
          </table:table-cell>
          <table:table-cell office:value-type="float" office:value="8093" table:style-name="ce43">
            <text:p>8 093</text:p>
          </table:table-cell>
          <table:table-cell office:value-type="float" office:value="149518" table:style-name="ce43">
            <text:p>149 518</text:p>
          </table:table-cell>
          <table:table-cell office:value-type="percentage" office:value="5.4127262269425755E-2" table:style-name="ce44">
            <text:p>5.4%</text:p>
          </table:table-cell>
          <table:table-cell office:value-type="float" office:value="113" table:style-name="ce43">
            <text:p>113</text:p>
          </table:table-cell>
          <table:table-cell office:value-type="float" office:value="42364" table:style-name="ce43">
            <text:p>42 364</text:p>
          </table:table-cell>
          <table:table-cell office:value-type="percentage" office:value="2.6673590784628458E-3" table:style-name="ce44">
            <text:p>0.3%</text:p>
          </table:table-cell>
          <table:table-cell office:value-type="float" office:value="842149" table:style-name="ce43">
            <text:p>842 149</text:p>
          </table:table-cell>
          <table:table-cell office:value-type="float" office:value="1719964" table:style-name="ce43">
            <text:p>1 719 964</text:p>
          </table:table-cell>
          <table:table-cell office:value-type="percentage" office:value="0.48963175973450607" table:style-name="ce44">
            <text:p>49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53430" table:style-name="ce43">
            <text:p>453 430</text:p>
          </table:table-cell>
          <table:table-cell office:value-type="float" office:value="447196" table:style-name="ce43">
            <text:p>447 196</text:p>
          </table:table-cell>
          <table:table-cell office:value-type="percentage" office:value="1" table:style-name="ce44">
            <text:p>100.0%</text:p>
          </table:table-cell>
          <table:table-cell office:value-type="float" office:value="604011" table:style-name="ce43">
            <text:p>604 011</text:p>
          </table:table-cell>
          <table:table-cell office:value-type="float" office:value="635292" table:style-name="ce43">
            <text:p>635 292</text:p>
          </table:table-cell>
          <table:table-cell office:value-type="percentage" office:value="0.95076122475963809" table:style-name="ce44">
            <text:p>95.1%</text:p>
          </table:table-cell>
          <table:table-cell office:value-type="float" office:value="708346" table:style-name="ce43">
            <text:p>708 346</text:p>
          </table:table-cell>
          <table:table-cell office:value-type="float" office:value="837584" table:style-name="ce43">
            <text:p>837 584</text:p>
          </table:table-cell>
          <table:table-cell office:value-type="percentage" office:value="0.84570144606391717" table:style-name="ce44">
            <text:p>84.6%</text:p>
          </table:table-cell>
          <table:table-cell office:value-type="float" office:value="740382" table:style-name="ce43">
            <text:p>740 382</text:p>
          </table:table-cell>
          <table:table-cell office:value-type="float" office:value="1091780" table:style-name="ce43">
            <text:p>1 091 780</text:p>
          </table:table-cell>
          <table:table-cell office:value-type="percentage" office:value="0.67814211654362599" table:style-name="ce44">
            <text:p>67.8%</text:p>
          </table:table-cell>
          <table:table-cell office:value-type="float" office:value="351308" table:style-name="ce43">
            <text:p>351 308</text:p>
          </table:table-cell>
          <table:table-cell office:value-type="float" office:value="2803626" table:style-name="ce43">
            <text:p>2 803 626</text:p>
          </table:table-cell>
          <table:table-cell office:value-type="percentage" office:value="0.12530487304654758" table:style-name="ce44">
            <text:p>12.5%</text:p>
          </table:table-cell>
          <table:table-cell office:value-type="float" office:value="48161" table:style-name="ce43">
            <text:p>48 161</text:p>
          </table:table-cell>
          <table:table-cell office:value-type="float" office:value="556316" table:style-name="ce43">
            <text:p>556 316</text:p>
          </table:table-cell>
          <table:table-cell office:value-type="percentage" office:value="8.6571301202913453E-2" table:style-name="ce44">
            <text:p>8.7%</text:p>
          </table:table-cell>
          <table:table-cell office:value-type="float" office:value="870" table:style-name="ce43">
            <text:p>870</text:p>
          </table:table-cell>
          <table:table-cell office:value-type="float" office:value="159864" table:style-name="ce43">
            <text:p>159 864</text:p>
          </table:table-cell>
          <table:table-cell office:value-type="percentage" office:value="5.4421258069358956E-3" table:style-name="ce44">
            <text:p>0.5%</text:p>
          </table:table-cell>
          <table:table-cell office:value-type="float" office:value="2906508" table:style-name="ce43">
            <text:p>2 906 508</text:p>
          </table:table-cell>
          <table:table-cell office:value-type="float" office:value="6531658" table:style-name="ce43">
            <text:p>6 531 658</text:p>
          </table:table-cell>
          <table:table-cell office:value-type="percentage" office:value="0.44498778105038567" table:style-name="ce44">
            <text:p>44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3714" table:style-name="ce43">
            <text:p>293 714</text:p>
          </table:table-cell>
          <table:table-cell office:value-type="float" office:value="276531" table:style-name="ce43">
            <text:p>276 531</text:p>
          </table:table-cell>
          <table:table-cell office:value-type="percentage" office:value="1" table:style-name="ce44">
            <text:p>100.0%</text:p>
          </table:table-cell>
          <table:table-cell office:value-type="float" office:value="425830" table:style-name="ce43">
            <text:p>425 830</text:p>
          </table:table-cell>
          <table:table-cell office:value-type="float" office:value="437862" table:style-name="ce43">
            <text:p>437 862</text:p>
          </table:table-cell>
          <table:table-cell office:value-type="percentage" office:value="0.97252102260529572" table:style-name="ce44">
            <text:p>97.3%</text:p>
          </table:table-cell>
          <table:table-cell office:value-type="float" office:value="519774" table:style-name="ce43">
            <text:p>519 774</text:p>
          </table:table-cell>
          <table:table-cell office:value-type="float" office:value="580728" table:style-name="ce43">
            <text:p>580 728</text:p>
          </table:table-cell>
          <table:table-cell office:value-type="percentage" office:value="0.895038641153862" table:style-name="ce44">
            <text:p>89.5%</text:p>
          </table:table-cell>
          <table:table-cell office:value-type="float" office:value="421584" table:style-name="ce43">
            <text:p>421 584</text:p>
          </table:table-cell>
          <table:table-cell office:value-type="float" office:value="752334" table:style-name="ce43">
            <text:p>752 334</text:p>
          </table:table-cell>
          <table:table-cell office:value-type="percentage" office:value="0.56036813436585342" table:style-name="ce44">
            <text:p>56.0%</text:p>
          </table:table-cell>
          <table:table-cell office:value-type="float" office:value="216448" table:style-name="ce43">
            <text:p>216 448</text:p>
          </table:table-cell>
          <table:table-cell office:value-type="float" office:value="1765967" table:style-name="ce43">
            <text:p>1 765 967</text:p>
          </table:table-cell>
          <table:table-cell office:value-type="percentage" office:value="0.12256627671978015" table:style-name="ce44">
            <text:p>12.3%</text:p>
          </table:table-cell>
          <table:table-cell office:value-type="float" office:value="21315" table:style-name="ce43">
            <text:p>21 315</text:p>
          </table:table-cell>
          <table:table-cell office:value-type="float" office:value="352834" table:style-name="ce43">
            <text:p>352 834</text:p>
          </table:table-cell>
          <table:table-cell office:value-type="percentage" office:value="6.0410844759858744E-2" table:style-name="ce44">
            <text:p>6.0%</text:p>
          </table:table-cell>
          <table:table-cell office:value-type="float" office:value="195" table:style-name="ce43">
            <text:p>195</text:p>
          </table:table-cell>
          <table:table-cell office:value-type="float" office:value="103049" table:style-name="ce43">
            <text:p>103 049</text:p>
          </table:table-cell>
          <table:table-cell office:value-type="percentage" office:value="1.8923036613649818E-3" table:style-name="ce44">
            <text:p>0.2%</text:p>
          </table:table-cell>
          <table:table-cell office:value-type="float" office:value="1898860" table:style-name="ce43">
            <text:p>1 898 860</text:p>
          </table:table-cell>
          <table:table-cell office:value-type="float" office:value="4269305" table:style-name="ce43">
            <text:p>4 269 305</text:p>
          </table:table-cell>
          <table:table-cell office:value-type="percentage" office:value="0.44477028462478085" table:style-name="ce44">
            <text:p>44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899" table:style-name="ce43">
            <text:p>77 899</text:p>
          </table:table-cell>
          <table:table-cell office:value-type="float" office:value="76005" table:style-name="ce43">
            <text:p>76 005</text:p>
          </table:table-cell>
          <table:table-cell office:value-type="percentage" office:value="1" table:style-name="ce44">
            <text:p>100.0%</text:p>
          </table:table-cell>
          <table:table-cell office:value-type="float" office:value="95020" table:style-name="ce43">
            <text:p>95 020</text:p>
          </table:table-cell>
          <table:table-cell office:value-type="float" office:value="91876" table:style-name="ce43">
            <text:p>91 876</text:p>
          </table:table-cell>
          <table:table-cell office:value-type="percentage" office:value="1" table:style-name="ce44">
            <text:p>100.0%</text:p>
          </table:table-cell>
          <table:table-cell office:value-type="float" office:value="125126" table:style-name="ce43">
            <text:p>125 126</text:p>
          </table:table-cell>
          <table:table-cell office:value-type="float" office:value="125297" table:style-name="ce43">
            <text:p>125 297</text:p>
          </table:table-cell>
          <table:table-cell office:value-type="percentage" office:value="0.99863524266343173" table:style-name="ce44">
            <text:p>99.9%</text:p>
          </table:table-cell>
          <table:table-cell office:value-type="float" office:value="109137" table:style-name="ce43">
            <text:p>109 137</text:p>
          </table:table-cell>
          <table:table-cell office:value-type="float" office:value="169216" table:style-name="ce43">
            <text:p>169 216</text:p>
          </table:table-cell>
          <table:table-cell office:value-type="percentage" office:value="0.64495674167927386" table:style-name="ce44">
            <text:p>64.5%</text:p>
          </table:table-cell>
          <table:table-cell office:value-type="float" office:value="48699" table:style-name="ce43">
            <text:p>48 699</text:p>
          </table:table-cell>
          <table:table-cell office:value-type="float" office:value="351778" table:style-name="ce43">
            <text:p>351 778</text:p>
          </table:table-cell>
          <table:table-cell office:value-type="percentage" office:value="0.13843674135392209" table:style-name="ce44">
            <text:p>13.8%</text:p>
          </table:table-cell>
          <table:table-cell office:value-type="float" office:value="2810" table:style-name="ce43">
            <text:p>2 810</text:p>
          </table:table-cell>
          <table:table-cell office:value-type="float" office:value="76088" table:style-name="ce43">
            <text:p>76 088</text:p>
          </table:table-cell>
          <table:table-cell office:value-type="percentage" office:value="3.6930922090211336E-2" table:style-name="ce44">
            <text:p>3.7%</text:p>
          </table:table-cell>
          <table:table-cell office:value-type="float" office:value="73" table:style-name="ce43">
            <text:p>73</text:p>
          </table:table-cell>
          <table:table-cell office:value-type="float" office:value="20953" table:style-name="ce43">
            <text:p>20 953</text:p>
          </table:table-cell>
          <table:table-cell office:value-type="percentage" office:value="3.4839879730826136E-3" table:style-name="ce44">
            <text:p>0.3%</text:p>
          </table:table-cell>
          <table:table-cell office:value-type="float" office:value="458764" table:style-name="ce43">
            <text:p>458 764</text:p>
          </table:table-cell>
          <table:table-cell office:value-type="float" office:value="911213" table:style-name="ce43">
            <text:p>911 213</text:p>
          </table:table-cell>
          <table:table-cell office:value-type="percentage" office:value="0.50346516127403806" table:style-name="ce44">
            <text:p>50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9895" table:style-name="ce43">
            <text:p>239 895</text:p>
          </table:table-cell>
          <table:table-cell office:value-type="float" office:value="234302" table:style-name="ce43">
            <text:p>234 302</text:p>
          </table:table-cell>
          <table:table-cell office:value-type="percentage" office:value="1" table:style-name="ce44">
            <text:p>100.0%</text:p>
          </table:table-cell>
          <table:table-cell office:value-type="float" office:value="285960" table:style-name="ce43">
            <text:p>285 960</text:p>
          </table:table-cell>
          <table:table-cell office:value-type="float" office:value="289762" table:style-name="ce43">
            <text:p>289 762</text:p>
          </table:table-cell>
          <table:table-cell office:value-type="percentage" office:value="0.98687888681055491" table:style-name="ce44">
            <text:p>98.7%</text:p>
          </table:table-cell>
          <table:table-cell office:value-type="float" office:value="324143" table:style-name="ce43">
            <text:p>324 143</text:p>
          </table:table-cell>
          <table:table-cell office:value-type="float" office:value="346927" table:style-name="ce43">
            <text:p>346 927</text:p>
          </table:table-cell>
          <table:table-cell office:value-type="percentage" office:value="0.93432624154360999" table:style-name="ce44">
            <text:p>93.4%</text:p>
          </table:table-cell>
          <table:table-cell office:value-type="float" office:value="294186" table:style-name="ce43">
            <text:p>294 186</text:p>
          </table:table-cell>
          <table:table-cell office:value-type="float" office:value="405889" table:style-name="ce43">
            <text:p>405 889</text:p>
          </table:table-cell>
          <table:table-cell office:value-type="percentage" office:value="0.72479421713818315" table:style-name="ce44">
            <text:p>72.5%</text:p>
          </table:table-cell>
          <table:table-cell office:value-type="float" office:value="105158" table:style-name="ce43">
            <text:p>105 158</text:p>
          </table:table-cell>
          <table:table-cell office:value-type="float" office:value="889004" table:style-name="ce43">
            <text:p>889 004</text:p>
          </table:table-cell>
          <table:table-cell office:value-type="percentage" office:value="0.1182874317775848" table:style-name="ce44">
            <text:p>11.8%</text:p>
          </table:table-cell>
          <table:table-cell office:value-type="float" office:value="6560" table:style-name="ce43">
            <text:p>6 560</text:p>
          </table:table-cell>
          <table:table-cell office:value-type="float" office:value="152745" table:style-name="ce43">
            <text:p>152 745</text:p>
          </table:table-cell>
          <table:table-cell office:value-type="percentage" office:value="4.2947395986775341E-2" table:style-name="ce44">
            <text:p>4.3%</text:p>
          </table:table-cell>
          <table:table-cell office:value-type="float" office:value="44" table:style-name="ce43">
            <text:p>44</text:p>
          </table:table-cell>
          <table:table-cell office:value-type="float" office:value="44014" table:style-name="ce43">
            <text:p>44 014</text:p>
          </table:table-cell>
          <table:table-cell office:value-type="percentage" office:value="9.9968191938928528E-4" table:style-name="ce44">
            <text:p>0.1%</text:p>
          </table:table-cell>
          <table:table-cell office:value-type="float" office:value="1255946" table:style-name="ce43">
            <text:p>1 255 946</text:p>
          </table:table-cell>
          <table:table-cell office:value-type="float" office:value="2362643" table:style-name="ce43">
            <text:p>2 362 643</text:p>
          </table:table-cell>
          <table:table-cell office:value-type="percentage" office:value="0.53158517812466799" table:style-name="ce44">
            <text:p>53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253" table:style-name="ce43">
            <text:p>23 253</text:p>
          </table:table-cell>
          <table:table-cell office:value-type="float" office:value="22207" table:style-name="ce43">
            <text:p>22 207</text:p>
          </table:table-cell>
          <table:table-cell office:value-type="percentage" office:value="1" table:style-name="ce44">
            <text:p>100.0%</text:p>
          </table:table-cell>
          <table:table-cell office:value-type="float" office:value="28377" table:style-name="ce43">
            <text:p>28 377</text:p>
          </table:table-cell>
          <table:table-cell office:value-type="float" office:value="28125" table:style-name="ce43">
            <text:p>28 125</text:p>
          </table:table-cell>
          <table:table-cell office:value-type="percentage" office:value="1" table:style-name="ce44">
            <text:p>100.0%</text:p>
          </table:table-cell>
          <table:table-cell office:value-type="float" office:value="35603" table:style-name="ce43">
            <text:p>35 603</text:p>
          </table:table-cell>
          <table:table-cell office:value-type="float" office:value="37718" table:style-name="ce43">
            <text:p>37 718</text:p>
          </table:table-cell>
          <table:table-cell office:value-type="percentage" office:value="0.94392597698711489" table:style-name="ce44">
            <text:p>94.4%</text:p>
          </table:table-cell>
          <table:table-cell office:value-type="float" office:value="28828" table:style-name="ce43">
            <text:p>28 828</text:p>
          </table:table-cell>
          <table:table-cell office:value-type="float" office:value="47664" table:style-name="ce43">
            <text:p>47 664</text:p>
          </table:table-cell>
          <table:table-cell office:value-type="percentage" office:value="0.60481705270224906" table:style-name="ce44">
            <text:p>60.5%</text:p>
          </table:table-cell>
          <table:table-cell office:value-type="float" office:value="14952" table:style-name="ce43">
            <text:p>14 952</text:p>
          </table:table-cell>
          <table:table-cell office:value-type="float" office:value="107618" table:style-name="ce43">
            <text:p>107 618</text:p>
          </table:table-cell>
          <table:table-cell office:value-type="percentage" office:value="0.13893586574736569" table:style-name="ce44">
            <text:p>13.9%</text:p>
          </table:table-cell>
          <table:table-cell office:value-type="float" office:value="1506" table:style-name="ce43">
            <text:p>1 506</text:p>
          </table:table-cell>
          <table:table-cell office:value-type="float" office:value="21170" table:style-name="ce43">
            <text:p>21 170</text:p>
          </table:table-cell>
          <table:table-cell office:value-type="percentage" office:value="7.1138403401039205E-2" table:style-name="ce44">
            <text:p>7.1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 286</text:p>
          </table:table-cell>
          <table:table-cell office:value-type="percentage" office:value="1.590836780146357E-3" table:style-name="ce44">
            <text:p>0.2%</text:p>
          </table:table-cell>
          <table:table-cell office:value-type="float" office:value="132529" table:style-name="ce43">
            <text:p>132 529</text:p>
          </table:table-cell>
          <table:table-cell office:value-type="float" office:value="270788" table:style-name="ce43">
            <text:p>270 788</text:p>
          </table:table-cell>
          <table:table-cell office:value-type="percentage" office:value="0.48941976749338967" table:style-name="ce44">
            <text:p>48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9232" table:style-name="ce43">
            <text:p>369 232</text:p>
          </table:table-cell>
          <table:table-cell office:value-type="float" office:value="364122" table:style-name="ce43">
            <text:p>364 122</text:p>
          </table:table-cell>
          <table:table-cell office:value-type="percentage" office:value="1" table:style-name="ce44">
            <text:p>100.0%</text:p>
          </table:table-cell>
          <table:table-cell office:value-type="float" office:value="500640" table:style-name="ce43">
            <text:p>500 640</text:p>
          </table:table-cell>
          <table:table-cell office:value-type="float" office:value="526081" table:style-name="ce43">
            <text:p>526 081</text:p>
          </table:table-cell>
          <table:table-cell office:value-type="percentage" office:value="0.95164052683902289" table:style-name="ce44">
            <text:p>95.2%</text:p>
          </table:table-cell>
          <table:table-cell office:value-type="float" office:value="633958" table:style-name="ce43">
            <text:p>633 958</text:p>
          </table:table-cell>
          <table:table-cell office:value-type="float" office:value="703323" table:style-name="ce43">
            <text:p>703 323</text:p>
          </table:table-cell>
          <table:table-cell office:value-type="percentage" office:value="0.90137532826311662" table:style-name="ce44">
            <text:p>90.1%</text:p>
          </table:table-cell>
          <table:table-cell office:value-type="float" office:value="634016" table:style-name="ce43">
            <text:p>634 016</text:p>
          </table:table-cell>
          <table:table-cell office:value-type="float" office:value="972783" table:style-name="ce43">
            <text:p>972 783</text:p>
          </table:table-cell>
          <table:table-cell office:value-type="percentage" office:value="0.65175481068234131" table:style-name="ce44">
            <text:p>65.2%</text:p>
          </table:table-cell>
          <table:table-cell office:value-type="float" office:value="325406" table:style-name="ce43">
            <text:p>325 406</text:p>
          </table:table-cell>
          <table:table-cell office:value-type="float" office:value="2513737" table:style-name="ce43">
            <text:p>2 513 737</text:p>
          </table:table-cell>
          <table:table-cell office:value-type="percentage" office:value="0.12945109213891509" table:style-name="ce44">
            <text:p>12.9%</text:p>
          </table:table-cell>
          <table:table-cell office:value-type="float" office:value="32628" table:style-name="ce43">
            <text:p>32 628</text:p>
          </table:table-cell>
          <table:table-cell office:value-type="float" office:value="479716" table:style-name="ce43">
            <text:p>479 716</text:p>
          </table:table-cell>
          <table:table-cell office:value-type="percentage" office:value="6.8015242351724764E-2" table:style-name="ce44">
            <text:p>6.8%</text:p>
          </table:table-cell>
          <table:table-cell office:value-type="float" office:value="453" table:style-name="ce43">
            <text:p>453</text:p>
          </table:table-cell>
          <table:table-cell office:value-type="float" office:value="135861" table:style-name="ce43">
            <text:p>135 861</text:p>
          </table:table-cell>
          <table:table-cell office:value-type="percentage" office:value="3.334290193653808E-3" table:style-name="ce44">
            <text:p>0.3%</text:p>
          </table:table-cell>
          <table:table-cell office:value-type="float" office:value="2496333" table:style-name="ce43">
            <text:p>2 496 333</text:p>
          </table:table-cell>
          <table:table-cell office:value-type="float" office:value="5695623" table:style-name="ce43">
            <text:p>5 695 623</text:p>
          </table:table-cell>
          <table:table-cell office:value-type="percentage" office:value="0.43828971826260271" table:style-name="ce44">
            <text:p>43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948" table:style-name="ce43">
            <text:p>72 948</text:p>
          </table:table-cell>
          <table:table-cell office:value-type="float" office:value="69771" table:style-name="ce43">
            <text:p>69 771</text:p>
          </table:table-cell>
          <table:table-cell office:value-type="percentage" office:value="1" table:style-name="ce44">
            <text:p>100.0%</text:p>
          </table:table-cell>
          <table:table-cell office:value-type="float" office:value="99151" table:style-name="ce43">
            <text:p>99 151</text:p>
          </table:table-cell>
          <table:table-cell office:value-type="float" office:value="102899" table:style-name="ce43">
            <text:p>102 899</text:p>
          </table:table-cell>
          <table:table-cell office:value-type="percentage" office:value="0.96357593368254313" table:style-name="ce44">
            <text:p>96.4%</text:p>
          </table:table-cell>
          <table:table-cell office:value-type="float" office:value="127783" table:style-name="ce43">
            <text:p>127 783</text:p>
          </table:table-cell>
          <table:table-cell office:value-type="float" office:value="146909" table:style-name="ce43">
            <text:p>146 909</text:p>
          </table:table-cell>
          <table:table-cell office:value-type="percentage" office:value="0.86981056300158599" table:style-name="ce44">
            <text:p>87.0%</text:p>
          </table:table-cell>
          <table:table-cell office:value-type="float" office:value="148672" table:style-name="ce43">
            <text:p>148 672</text:p>
          </table:table-cell>
          <table:table-cell office:value-type="float" office:value="213256" table:style-name="ce43">
            <text:p>213 256</text:p>
          </table:table-cell>
          <table:table-cell office:value-type="percentage" office:value="0.69715271786022437" table:style-name="ce44">
            <text:p>69.7%</text:p>
          </table:table-cell>
          <table:table-cell office:value-type="float" office:value="64196" table:style-name="ce43">
            <text:p>64 196</text:p>
          </table:table-cell>
          <table:table-cell office:value-type="float" office:value="551265" table:style-name="ce43">
            <text:p>551 265</text:p>
          </table:table-cell>
          <table:table-cell office:value-type="percentage" office:value="0.11645216003192657" table:style-name="ce44">
            <text:p>11.6%</text:p>
          </table:table-cell>
          <table:table-cell office:value-type="float" office:value="7599" table:style-name="ce43">
            <text:p>7 599</text:p>
          </table:table-cell>
          <table:table-cell office:value-type="float" office:value="118667" table:style-name="ce43">
            <text:p>118 667</text:p>
          </table:table-cell>
          <table:table-cell office:value-type="percentage" office:value="6.4036336976581523E-2" table:style-name="ce44">
            <text:p>6.4%</text:p>
          </table:table-cell>
          <table:table-cell office:value-type="float" office:value="143" table:style-name="ce43">
            <text:p>143</text:p>
          </table:table-cell>
          <table:table-cell office:value-type="float" office:value="34712" table:style-name="ce43">
            <text:p>34 712</text:p>
          </table:table-cell>
          <table:table-cell office:value-type="percentage" office:value="4.119612814012445E-3" table:style-name="ce44">
            <text:p>0.4%</text:p>
          </table:table-cell>
          <table:table-cell office:value-type="float" office:value="520492" table:style-name="ce43">
            <text:p>520 492</text:p>
          </table:table-cell>
          <table:table-cell office:value-type="float" office:value="1237479" table:style-name="ce43">
            <text:p>1 237 479</text:p>
          </table:table-cell>
          <table:table-cell office:value-type="percentage" office:value="0.42060673352840733" table:style-name="ce44">
            <text:p>42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2305" table:style-name="ce43">
            <text:p>42 305</text:p>
          </table:table-cell>
          <table:table-cell office:value-type="float" office:value="41166" table:style-name="ce43">
            <text:p>41 166</text:p>
          </table:table-cell>
          <table:table-cell office:value-type="percentage" office:value="1" table:style-name="ce44">
            <text:p>100.0%</text:p>
          </table:table-cell>
          <table:table-cell office:value-type="float" office:value="55418" table:style-name="ce43">
            <text:p>55 418</text:p>
          </table:table-cell>
          <table:table-cell office:value-type="float" office:value="55792" table:style-name="ce43">
            <text:p>55 792</text:p>
          </table:table-cell>
          <table:table-cell office:value-type="percentage" office:value="0.9932965299684543" table:style-name="ce44">
            <text:p>99.3%</text:p>
          </table:table-cell>
          <table:table-cell office:value-type="float" office:value="68200" table:style-name="ce43">
            <text:p>68 200</text:p>
          </table:table-cell>
          <table:table-cell office:value-type="float" office:value="73844" table:style-name="ce43">
            <text:p>73 844</text:p>
          </table:table-cell>
          <table:table-cell office:value-type="percentage" office:value="0.92356860408428576" table:style-name="ce44">
            <text:p>92.4%</text:p>
          </table:table-cell>
          <table:table-cell office:value-type="float" office:value="71760" table:style-name="ce43">
            <text:p>71 760</text:p>
          </table:table-cell>
          <table:table-cell office:value-type="float" office:value="96694" table:style-name="ce43">
            <text:p>96 694</text:p>
          </table:table-cell>
          <table:table-cell office:value-type="percentage" office:value="0.74213498252218335" table:style-name="ce44">
            <text:p>74.2%</text:p>
          </table:table-cell>
          <table:table-cell office:value-type="float" office:value="30703" table:style-name="ce43">
            <text:p>30 703</text:p>
          </table:table-cell>
          <table:table-cell office:value-type="float" office:value="223028" table:style-name="ce43">
            <text:p>223 028</text:p>
          </table:table-cell>
          <table:table-cell office:value-type="percentage" office:value="0.13766432914252918" table:style-name="ce44">
            <text:p>13.8%</text:p>
          </table:table-cell>
          <table:table-cell office:value-type="float" office:value="3711" table:style-name="ce43">
            <text:p>3 711</text:p>
          </table:table-cell>
          <table:table-cell office:value-type="float" office:value="48505" table:style-name="ce43">
            <text:p>48 505</text:p>
          </table:table-cell>
          <table:table-cell office:value-type="percentage" office:value="7.6507576538501182E-2" table:style-name="ce44">
            <text:p>7.7%</text:p>
          </table:table-cell>
          <table:table-cell office:value-type="float" office:value="11" table:style-name="ce43">
            <text:p>11</text:p>
          </table:table-cell>
          <table:table-cell office:value-type="float" office:value="13906" table:style-name="ce43">
            <text:p>13 906</text:p>
          </table:table-cell>
          <table:table-cell office:value-type="percentage" office:value="7.9102545663742275E-4" table:style-name="ce44">
            <text:p>0.1%</text:p>
          </table:table-cell>
          <table:table-cell office:value-type="float" office:value="272108" table:style-name="ce43">
            <text:p>272 108</text:p>
          </table:table-cell>
          <table:table-cell office:value-type="float" office:value="552935" table:style-name="ce43">
            <text:p>552 935</text:p>
          </table:table-cell>
          <table:table-cell office:value-type="percentage" office:value="0.4921157098031414" table:style-name="ce44">
            <text:p>49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1658" table:style-name="ce43">
            <text:p>161 658</text:p>
          </table:table-cell>
          <table:table-cell office:value-type="float" office:value="157950" table:style-name="ce43">
            <text:p>157 950</text:p>
          </table:table-cell>
          <table:table-cell office:value-type="percentage" office:value="1" table:style-name="ce44">
            <text:p>100.0%</text:p>
          </table:table-cell>
          <table:table-cell office:value-type="float" office:value="209381" table:style-name="ce43">
            <text:p>209 381</text:p>
          </table:table-cell>
          <table:table-cell office:value-type="float" office:value="213081" table:style-name="ce43">
            <text:p>213 081</text:p>
          </table:table-cell>
          <table:table-cell office:value-type="percentage" office:value="0.98263571130227467" table:style-name="ce44">
            <text:p>98.3%</text:p>
          </table:table-cell>
          <table:table-cell office:value-type="float" office:value="264031" table:style-name="ce43">
            <text:p>264 031</text:p>
          </table:table-cell>
          <table:table-cell office:value-type="float" office:value="280119" table:style-name="ce43">
            <text:p>280 119</text:p>
          </table:table-cell>
          <table:table-cell office:value-type="percentage" office:value="0.94256726605478391" table:style-name="ce44">
            <text:p>94.3%</text:p>
          </table:table-cell>
          <table:table-cell office:value-type="float" office:value="207611" table:style-name="ce43">
            <text:p>207 611</text:p>
          </table:table-cell>
          <table:table-cell office:value-type="float" office:value="339977" table:style-name="ce43">
            <text:p>339 977</text:p>
          </table:table-cell>
          <table:table-cell office:value-type="percentage" office:value="0.61066189771661028" table:style-name="ce44">
            <text:p>61.1%</text:p>
          </table:table-cell>
          <table:table-cell office:value-type="float" office:value="93880" table:style-name="ce43">
            <text:p>93 880</text:p>
          </table:table-cell>
          <table:table-cell office:value-type="float" office:value="724849" table:style-name="ce43">
            <text:p>724 849</text:p>
          </table:table-cell>
          <table:table-cell office:value-type="percentage" office:value="0.12951663036025435" table:style-name="ce44">
            <text:p>13.0%</text:p>
          </table:table-cell>
          <table:table-cell office:value-type="float" office:value="12065" table:style-name="ce43">
            <text:p>12 065</text:p>
          </table:table-cell>
          <table:table-cell office:value-type="float" office:value="140323" table:style-name="ce43">
            <text:p>140 323</text:p>
          </table:table-cell>
          <table:table-cell office:value-type="percentage" office:value="8.5980202817784679E-2" table:style-name="ce44">
            <text:p>8.6%</text:p>
          </table:table-cell>
          <table:table-cell office:value-type="float" office:value="44" table:style-name="ce43">
            <text:p>44</text:p>
          </table:table-cell>
          <table:table-cell office:value-type="float" office:value="41824" table:style-name="ce43">
            <text:p>41 824</text:p>
          </table:table-cell>
          <table:table-cell office:value-type="percentage" office:value="1.0520275439938791E-3" table:style-name="ce44">
            <text:p>0.1%</text:p>
          </table:table-cell>
          <table:table-cell office:value-type="float" office:value="948670" table:style-name="ce43">
            <text:p>948 670</text:p>
          </table:table-cell>
          <table:table-cell office:value-type="float" office:value="1898123" table:style-name="ce43">
            <text:p>1 898 123</text:p>
          </table:table-cell>
          <table:table-cell office:value-type="percentage" office:value="0.49979374360881779" table:style-name="ce44">
            <text:p>50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43" table:style-name="ce43">
            <text:p>2 343</text:p>
          </table:table-cell>
          <table:table-cell office:value-type="float" office:value="2605" table:style-name="ce43">
            <text:p>2 605</text:p>
          </table:table-cell>
          <table:table-cell office:value-type="percentage" office:value="0.89942418426103643" table:style-name="ce44">
            <text:p>89.9%</text:p>
          </table:table-cell>
          <table:table-cell office:value-type="float" office:value="3722" table:style-name="ce43">
            <text:p>3 722</text:p>
          </table:table-cell>
          <table:table-cell office:value-type="float" office:value="4318" table:style-name="ce43">
            <text:p>4 318</text:p>
          </table:table-cell>
          <table:table-cell office:value-type="percentage" office:value="0.86197313571097733" table:style-name="ce44">
            <text:p>86.2%</text:p>
          </table:table-cell>
          <table:table-cell office:value-type="float" office:value="6729" table:style-name="ce43">
            <text:p>6 729</text:p>
          </table:table-cell>
          <table:table-cell office:value-type="float" office:value="7857" table:style-name="ce43">
            <text:p>7 857</text:p>
          </table:table-cell>
          <table:table-cell office:value-type="percentage" office:value="0.85643375334096983" table:style-name="ce44">
            <text:p>85.6%</text:p>
          </table:table-cell>
          <table:table-cell office:value-type="float" office:value="9022" table:style-name="ce43">
            <text:p>9 022</text:p>
          </table:table-cell>
          <table:table-cell office:value-type="float" office:value="11556" table:style-name="ce43">
            <text:p>11 556</text:p>
          </table:table-cell>
          <table:table-cell office:value-type="percentage" office:value="0.78071997230875734" table:style-name="ce44">
            <text:p>78.1%</text:p>
          </table:table-cell>
          <table:table-cell office:value-type="float" office:value="8774" table:style-name="ce43">
            <text:p>8 774</text:p>
          </table:table-cell>
          <table:table-cell office:value-type="float" office:value="30066" table:style-name="ce43">
            <text:p>30 066</text:p>
          </table:table-cell>
          <table:table-cell office:value-type="percentage" office:value="0.29182465243131778" table:style-name="ce44">
            <text:p>29.2%</text:p>
          </table:table-cell>
          <table:table-cell office:value-type="float" office:value="546" table:style-name="ce43">
            <text:p>546</text:p>
          </table:table-cell>
          <table:table-cell office:value-type="float" office:value="7581" table:style-name="ce43">
            <text:p>7 581</text:p>
          </table:table-cell>
          <table:table-cell office:value-type="percentage" office:value="7.2022160664819951E-2" table:style-name="ce44">
            <text:p>7.2%</text:p>
          </table:table-cell>
          <table:table-cell office:value-type="float" office:value="8" table:style-name="ce43">
            <text:p>8</text:p>
          </table:table-cell>
          <table:table-cell office:value-type="float" office:value="2175" table:style-name="ce43">
            <text:p>2 175</text:p>
          </table:table-cell>
          <table:table-cell office:value-type="percentage" office:value="3.6781609195402297E-3" table:style-name="ce44">
            <text:p>0.4%</text:p>
          </table:table-cell>
          <table:table-cell office:value-type="float" office:value="31144" table:style-name="ce43">
            <text:p>31 144</text:p>
          </table:table-cell>
          <table:table-cell office:value-type="float" office:value="66158" table:style-name="ce43">
            <text:p>66 158</text:p>
          </table:table-cell>
          <table:table-cell office:value-type="percentage" office:value="0.47075183651259106" table:style-name="ce44">
            <text:p>47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911" table:style-name="ce43">
            <text:p>1 911</text:p>
          </table:table-cell>
          <table:table-cell office:value-type="float" office:value="2349" table:style-name="ce43">
            <text:p>2 349</text:p>
          </table:table-cell>
          <table:table-cell office:value-type="percentage" office:value="0.81353767560664114" table:style-name="ce44">
            <text:p>81.4%</text:p>
          </table:table-cell>
          <table:table-cell office:value-type="float" office:value="3096" table:style-name="ce43">
            <text:p>3 096</text:p>
          </table:table-cell>
          <table:table-cell office:value-type="float" office:value="3748" table:style-name="ce43">
            <text:p>3 748</text:p>
          </table:table-cell>
          <table:table-cell office:value-type="percentage" office:value="0.82604055496264672" table:style-name="ce44">
            <text:p>82.6%</text:p>
          </table:table-cell>
          <table:table-cell office:value-type="float" office:value="6142" table:style-name="ce43">
            <text:p>6 142</text:p>
          </table:table-cell>
          <table:table-cell office:value-type="float" office:value="7827" table:style-name="ce43">
            <text:p>7 827</text:p>
          </table:table-cell>
          <table:table-cell office:value-type="percentage" office:value="0.78471956049571989" table:style-name="ce44">
            <text:p>78.5%</text:p>
          </table:table-cell>
          <table:table-cell office:value-type="float" office:value="8031" table:style-name="ce43">
            <text:p>8 031</text:p>
          </table:table-cell>
          <table:table-cell office:value-type="float" office:value="11299" table:style-name="ce43">
            <text:p>11 299</text:p>
          </table:table-cell>
          <table:table-cell office:value-type="percentage" office:value="0.71077086467829009" table:style-name="ce44">
            <text:p>71.1%</text:p>
          </table:table-cell>
          <table:table-cell office:value-type="float" office:value="9485" table:style-name="ce43">
            <text:p>9 485</text:p>
          </table:table-cell>
          <table:table-cell office:value-type="float" office:value="30095" table:style-name="ce43">
            <text:p>30 095</text:p>
          </table:table-cell>
          <table:table-cell office:value-type="percentage" office:value="0.31516863266323308" table:style-name="ce44">
            <text:p>31.5%</text:p>
          </table:table-cell>
          <table:table-cell office:value-type="float" office:value="315" table:style-name="ce43">
            <text:p>315</text:p>
          </table:table-cell>
          <table:table-cell office:value-type="float" office:value="8536" table:style-name="ce43">
            <text:p>8 536</text:p>
          </table:table-cell>
          <table:table-cell office:value-type="percentage" office:value="3.6902530459231489E-2" table:style-name="ce44">
            <text:p>3.7%</text:p>
          </table:table-cell>
          <table:table-cell office:value-type="float" office:value="7" table:style-name="ce43">
            <text:p>7</text:p>
          </table:table-cell>
          <table:table-cell office:value-type="float" office:value="2324" table:style-name="ce43">
            <text:p>2 324</text:p>
          </table:table-cell>
          <table:table-cell office:value-type="percentage" office:value="3.0120481927710845E-3" table:style-name="ce44">
            <text:p>0.3%</text:p>
          </table:table-cell>
          <table:table-cell office:value-type="float" office:value="28987" table:style-name="ce43">
            <text:p>28 987</text:p>
          </table:table-cell>
          <table:table-cell office:value-type="float" office:value="66178" table:style-name="ce43">
            <text:p>66 178</text:p>
          </table:table-cell>
          <table:table-cell office:value-type="percentage" office:value="0.43801565474931248" table:style-name="ce44">
            <text:p>43.8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9" table:style-name="ce46">
            <text:p>2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3" table:style-name="ce46">
            <text:p>1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280" table:style-name="ce46">
            <text:p>3 28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364" table:style-name="ce46">
            <text:p>8 36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492" table:style-name="ce46">
            <text:p>51 49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699" table:style-name="ce46">
            <text:p>7 69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3" table:style-name="ce46">
            <text:p>1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0890" table:style-name="ce46">
            <text:p>70 89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905089" table:style-name="ce50">
            <text:p>2 905 089</text:p>
          </table:table-cell>
          <table:table-cell office:value-type="float" office:value="2834024" table:style-name="ce50">
            <text:p>2 834 024</text:p>
          </table:table-cell>
          <table:table-cell office:value-type="percentage" office:value="1" table:style-name="ce51">
            <text:p>100.0%</text:p>
          </table:table-cell>
          <table:table-cell office:value-type="float" office:value="3861370" table:style-name="ce50">
            <text:p>3 861 370</text:p>
          </table:table-cell>
          <table:table-cell office:value-type="float" office:value="3960045" table:style-name="ce50">
            <text:p>3 960 045</text:p>
          </table:table-cell>
          <table:table-cell office:value-type="percentage" office:value="0.97508235386214048" table:style-name="ce51">
            <text:p>97.5%</text:p>
          </table:table-cell>
          <table:table-cell office:value-type="float" office:value="4807124" table:style-name="ce50">
            <text:p>4 807 124</text:p>
          </table:table-cell>
          <table:table-cell office:value-type="float" office:value="5336986" table:style-name="ce50">
            <text:p>5 336 986</text:p>
          </table:table-cell>
          <table:table-cell office:value-type="percentage" office:value="0.90071887016379659" table:style-name="ce51">
            <text:p>90.1%</text:p>
          </table:table-cell>
          <table:table-cell office:value-type="float" office:value="4662839" table:style-name="ce50">
            <text:p>4 662 839</text:p>
          </table:table-cell>
          <table:table-cell office:value-type="float" office:value="7033306" table:style-name="ce50">
            <text:p>7 033 306</text:p>
          </table:table-cell>
          <table:table-cell office:value-type="percentage" office:value="0.66296546744873608" table:style-name="ce51">
            <text:p>66.3%</text:p>
          </table:table-cell>
          <table:table-cell office:value-type="float" office:value="2252724" table:style-name="ce50">
            <text:p>2 252 724</text:p>
          </table:table-cell>
          <table:table-cell office:value-type="float" office:value="16706113" table:style-name="ce50">
            <text:p>16 706 113</text:p>
          </table:table-cell>
          <table:table-cell office:value-type="percentage" office:value="0.13484429322368405" table:style-name="ce51">
            <text:p>13.5%</text:p>
          </table:table-cell>
          <table:table-cell office:value-type="float" office:value="228109" table:style-name="ce50">
            <text:p>228 109</text:p>
          </table:table-cell>
          <table:table-cell office:value-type="float" office:value="3310299" table:style-name="ce50">
            <text:p>3 310 299</text:p>
          </table:table-cell>
          <table:table-cell office:value-type="percentage" office:value="6.8908881040655234E-2" table:style-name="ce51">
            <text:p>6.9%</text:p>
          </table:table-cell>
          <table:table-cell office:value-type="float" office:value="2909" table:style-name="ce50">
            <text:p>2 909</text:p>
          </table:table-cell>
          <table:table-cell office:value-type="float" office:value="949049" table:style-name="ce50">
            <text:p>949 049</text:p>
          </table:table-cell>
          <table:table-cell office:value-type="percentage" office:value="3.0651736633198075E-3" table:style-name="ce51">
            <text:p>0.3%</text:p>
          </table:table-cell>
          <table:table-cell office:value-type="float" office:value="18720164" table:style-name="ce50">
            <text:p>18 720 164</text:p>
          </table:table-cell>
          <table:table-cell office:value-type="float" office:value="40129822" table:style-name="ce50">
            <text:p>40 129 822</text:p>
          </table:table-cell>
          <table:table-cell office:value-type="percentage" office:value="0.46649008311075985" table:style-name="ce51">
            <text:p>46.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7" table:number-rows-spanned="1" table:style-name="ce20"/>
          <table:covered-table-cell table:number-columns-repeated="6"/>
          <table:table-cell table:style-name="ce18"/>
          <table:table-cell table:style-name="ce52"/>
          <table:table-cell table:style-name="ce18"/>
          <table:table-cell table:style-name="ce52"/>
          <table:table-cell table:style-name="ce48"/>
          <table:table-cell table:style-name="ce52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66" table:style-name="ce18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8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52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66" table:default-cell-style-name="ce18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0613" table:style-name="ce40">
            <text:p>420 613</text:p>
          </table:table-cell>
          <table:table-cell office:value-type="float" office:value="413516" table:style-name="ce40">
            <text:p>413 516</text:p>
          </table:table-cell>
          <table:table-cell office:value-type="percentage" office:value="1" table:style-name="ce41">
            <text:p>100.0%</text:p>
          </table:table-cell>
          <table:table-cell office:value-type="float" office:value="616319" table:style-name="ce40">
            <text:p>616 319</text:p>
          </table:table-cell>
          <table:table-cell office:value-type="float" office:value="650381" table:style-name="ce40">
            <text:p>650 381</text:p>
          </table:table-cell>
          <table:table-cell office:value-type="percentage" office:value="0.94762762134810208" table:style-name="ce41">
            <text:p>94.8%</text:p>
          </table:table-cell>
          <table:table-cell office:value-type="float" office:value="189229" table:style-name="ce40">
            <text:p>189 229</text:p>
          </table:table-cell>
          <table:table-cell office:value-type="float" office:value="916147" table:style-name="ce40">
            <text:p>916 147</text:p>
          </table:table-cell>
          <table:table-cell office:value-type="percentage" office:value="0.20654873071679544" table:style-name="ce41">
            <text:p>20.7%</text:p>
          </table:table-cell>
          <table:table-cell office:value-type="float" office:value="233350" table:style-name="ce40">
            <text:p>233 350</text:p>
          </table:table-cell>
          <table:table-cell office:value-type="float" office:value="1265021" table:style-name="ce40">
            <text:p>1 265 021</text:p>
          </table:table-cell>
          <table:table-cell office:value-type="percentage" office:value="0.18446334092477515" table:style-name="ce41">
            <text:p>18.4%</text:p>
          </table:table-cell>
          <table:table-cell office:value-type="float" office:value="245675" table:style-name="ce40">
            <text:p>245 675</text:p>
          </table:table-cell>
          <table:table-cell office:value-type="float" office:value="3009381" table:style-name="ce40">
            <text:p>3 009 381</text:p>
          </table:table-cell>
          <table:table-cell office:value-type="percentage" office:value="8.1636389676149348E-2" table:style-name="ce41">
            <text:p>8.2%</text:p>
          </table:table-cell>
          <table:table-cell office:value-type="float" office:value="19904" table:style-name="ce40">
            <text:p>19 904</text:p>
          </table:table-cell>
          <table:table-cell office:value-type="float" office:value="625846" table:style-name="ce40">
            <text:p>625 846</text:p>
          </table:table-cell>
          <table:table-cell office:value-type="percentage" office:value="3.1803350984107914E-2" table:style-name="ce41">
            <text:p>3.2%</text:p>
          </table:table-cell>
          <table:table-cell office:value-type="float" office:value="402" table:style-name="ce40">
            <text:p>402</text:p>
          </table:table-cell>
          <table:table-cell office:value-type="float" office:value="181921" table:style-name="ce40">
            <text:p>181 921</text:p>
          </table:table-cell>
          <table:table-cell office:value-type="percentage" office:value="2.2097503861566283E-3" table:style-name="ce41">
            <text:p>0.2%</text:p>
          </table:table-cell>
          <table:table-cell office:value-type="float" office:value="1725492" table:style-name="ce40">
            <text:p>1 725 492</text:p>
          </table:table-cell>
          <table:table-cell office:value-type="float" office:value="7062213" table:style-name="ce40">
            <text:p>7 062 213</text:p>
          </table:table-cell>
          <table:table-cell office:value-type="percentage" office:value="0.24432738010026037" table:style-name="ce41">
            <text:p>24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8163" table:style-name="ce43">
            <text:p>98 163</text:p>
          </table:table-cell>
          <table:table-cell office:value-type="float" office:value="98807" table:style-name="ce43">
            <text:p>98 807</text:p>
          </table:table-cell>
          <table:table-cell office:value-type="percentage" office:value="0.99348224316090961" table:style-name="ce44">
            <text:p>99.3%</text:p>
          </table:table-cell>
          <table:table-cell office:value-type="float" office:value="111562" table:style-name="ce43">
            <text:p>111 562</text:p>
          </table:table-cell>
          <table:table-cell office:value-type="float" office:value="118955" table:style-name="ce43">
            <text:p>118 955</text:p>
          </table:table-cell>
          <table:table-cell office:value-type="percentage" office:value="0.9378504476482703" table:style-name="ce44">
            <text:p>93.8%</text:p>
          </table:table-cell>
          <table:table-cell office:value-type="float" office:value="38490" table:style-name="ce43">
            <text:p>38 490</text:p>
          </table:table-cell>
          <table:table-cell office:value-type="float" office:value="156367" table:style-name="ce43">
            <text:p>156 367</text:p>
          </table:table-cell>
          <table:table-cell office:value-type="percentage" office:value="0.24615168162080234" table:style-name="ce44">
            <text:p>24.6%</text:p>
          </table:table-cell>
          <table:table-cell office:value-type="float" office:value="23017" table:style-name="ce43">
            <text:p>23 017</text:p>
          </table:table-cell>
          <table:table-cell office:value-type="float" office:value="198266" table:style-name="ce43">
            <text:p>198 266</text:p>
          </table:table-cell>
          <table:table-cell office:value-type="percentage" office:value="0.11609151342136322" table:style-name="ce44">
            <text:p>11.6%</text:p>
          </table:table-cell>
          <table:table-cell office:value-type="float" office:value="28937" table:style-name="ce43">
            <text:p>28 937</text:p>
          </table:table-cell>
          <table:table-cell office:value-type="float" office:value="446083" table:style-name="ce43">
            <text:p>446 083</text:p>
          </table:table-cell>
          <table:table-cell office:value-type="percentage" office:value="6.4869093868181488E-2" table:style-name="ce44">
            <text:p>6.5%</text:p>
          </table:table-cell>
          <table:table-cell office:value-type="float" office:value="2556" table:style-name="ce43">
            <text:p>2 556</text:p>
          </table:table-cell>
          <table:table-cell office:value-type="float" office:value="89180" table:style-name="ce43">
            <text:p>89 180</text:p>
          </table:table-cell>
          <table:table-cell office:value-type="percentage" office:value="2.8661134783583762E-2" table:style-name="ce44">
            <text:p>2.9%</text:p>
          </table:table-cell>
          <table:table-cell office:value-type="float" office:value="41" table:style-name="ce43">
            <text:p>41</text:p>
          </table:table-cell>
          <table:table-cell office:value-type="float" office:value="25106" table:style-name="ce43">
            <text:p>25 106</text:p>
          </table:table-cell>
          <table:table-cell office:value-type="percentage" office:value="1.6330757587827611E-3" table:style-name="ce44">
            <text:p>0.2%</text:p>
          </table:table-cell>
          <table:table-cell office:value-type="float" office:value="302766" table:style-name="ce43">
            <text:p>302 766</text:p>
          </table:table-cell>
          <table:table-cell office:value-type="float" office:value="1132764" table:style-name="ce43">
            <text:p>1 132 764</text:p>
          </table:table-cell>
          <table:table-cell office:value-type="percentage" office:value="0.26728073985402079" table:style-name="ce44">
            <text:p>26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6418" table:style-name="ce43">
            <text:p>86 418</text:p>
          </table:table-cell>
          <table:table-cell office:value-type="float" office:value="87826" table:style-name="ce43">
            <text:p>87 826</text:p>
          </table:table-cell>
          <table:table-cell office:value-type="percentage" office:value="0.98396830095871379" table:style-name="ce44">
            <text:p>98.4%</text:p>
          </table:table-cell>
          <table:table-cell office:value-type="float" office:value="107666" table:style-name="ce43">
            <text:p>107 666</text:p>
          </table:table-cell>
          <table:table-cell office:value-type="float" office:value="109249" table:style-name="ce43">
            <text:p>109 249</text:p>
          </table:table-cell>
          <table:table-cell office:value-type="percentage" office:value="0.98551016485276755" table:style-name="ce44">
            <text:p>98.6%</text:p>
          </table:table-cell>
          <table:table-cell office:value-type="float" office:value="28083" table:style-name="ce43">
            <text:p>28 083</text:p>
          </table:table-cell>
          <table:table-cell office:value-type="float" office:value="149652" table:style-name="ce43">
            <text:p>149 652</text:p>
          </table:table-cell>
          <table:table-cell office:value-type="percentage" office:value="0.187655360436212" table:style-name="ce44">
            <text:p>18.8%</text:p>
          </table:table-cell>
          <table:table-cell office:value-type="float" office:value="34154" table:style-name="ce43">
            <text:p>34 154</text:p>
          </table:table-cell>
          <table:table-cell office:value-type="float" office:value="162645" table:style-name="ce43">
            <text:p>162 645</text:p>
          </table:table-cell>
          <table:table-cell office:value-type="percentage" office:value="0.20999108487810877" table:style-name="ce44">
            <text:p>21.0%</text:p>
          </table:table-cell>
          <table:table-cell office:value-type="float" office:value="35535" table:style-name="ce43">
            <text:p>35 535</text:p>
          </table:table-cell>
          <table:table-cell office:value-type="float" office:value="322095" table:style-name="ce43">
            <text:p>322 095</text:p>
          </table:table-cell>
          <table:table-cell office:value-type="percentage" office:value="0.11032459367577889" table:style-name="ce44">
            <text:p>11.0%</text:p>
          </table:table-cell>
          <table:table-cell office:value-type="float" office:value="3978" table:style-name="ce43">
            <text:p>3 978</text:p>
          </table:table-cell>
          <table:table-cell office:value-type="float" office:value="54179" table:style-name="ce43">
            <text:p>54 179</text:p>
          </table:table-cell>
          <table:table-cell office:value-type="percentage" office:value="7.3423282083464075E-2" table:style-name="ce44">
            <text:p>7.3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 563</text:p>
          </table:table-cell>
          <table:table-cell office:value-type="percentage" office:value="2.4416886204459295E-3" table:style-name="ce44">
            <text:p>0.2%</text:p>
          </table:table-cell>
          <table:table-cell office:value-type="float" office:value="295872" table:style-name="ce43">
            <text:p>295 872</text:p>
          </table:table-cell>
          <table:table-cell office:value-type="float" office:value="901209" table:style-name="ce43">
            <text:p>901 209</text:p>
          </table:table-cell>
          <table:table-cell office:value-type="percentage" office:value="0.32830564275323482" table:style-name="ce44">
            <text:p>32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9041" table:style-name="ce43">
            <text:p>49 041</text:p>
          </table:table-cell>
          <table:table-cell office:value-type="float" office:value="49542" table:style-name="ce43">
            <text:p>49 542</text:p>
          </table:table-cell>
          <table:table-cell office:value-type="percentage" office:value="0.98988736829356905" table:style-name="ce44">
            <text:p>99.0%</text:p>
          </table:table-cell>
          <table:table-cell office:value-type="float" office:value="70872" table:style-name="ce43">
            <text:p>70 872</text:p>
          </table:table-cell>
          <table:table-cell office:value-type="float" office:value="80516" table:style-name="ce43">
            <text:p>80 516</text:p>
          </table:table-cell>
          <table:table-cell office:value-type="percentage" office:value="0.88022256445923797" table:style-name="ce44">
            <text:p>88.0%</text:p>
          </table:table-cell>
          <table:table-cell office:value-type="float" office:value="7038" table:style-name="ce43">
            <text:p>7 038</text:p>
          </table:table-cell>
          <table:table-cell office:value-type="float" office:value="117231" table:style-name="ce43">
            <text:p>117 231</text:p>
          </table:table-cell>
          <table:table-cell office:value-type="percentage" office:value="6.0035314891112419E-2" table:style-name="ce44">
            <text:p>6.0%</text:p>
          </table:table-cell>
          <table:table-cell office:value-type="float" office:value="17049" table:style-name="ce43">
            <text:p>17 049</text:p>
          </table:table-cell>
          <table:table-cell office:value-type="float" office:value="165797" table:style-name="ce43">
            <text:p>165 797</text:p>
          </table:table-cell>
          <table:table-cell office:value-type="percentage" office:value="0.10283056991381026" table:style-name="ce44">
            <text:p>10.3%</text:p>
          </table:table-cell>
          <table:table-cell office:value-type="float" office:value="22032" table:style-name="ce43">
            <text:p>22 032</text:p>
          </table:table-cell>
          <table:table-cell office:value-type="float" office:value="464054" table:style-name="ce43">
            <text:p>464 054</text:p>
          </table:table-cell>
          <table:table-cell office:value-type="percentage" office:value="4.7477233253026586E-2" table:style-name="ce44">
            <text:p>4.7%</text:p>
          </table:table-cell>
          <table:table-cell office:value-type="float" office:value="1641" table:style-name="ce43">
            <text:p>1 641</text:p>
          </table:table-cell>
          <table:table-cell office:value-type="float" office:value="85839" table:style-name="ce43">
            <text:p>85 839</text:p>
          </table:table-cell>
          <table:table-cell office:value-type="percentage" office:value="1.9117184496557509E-2" table:style-name="ce44">
            <text:p>1.9%</text:p>
          </table:table-cell>
          <table:table-cell office:value-type="float" office:value="36" table:style-name="ce43">
            <text:p>36</text:p>
          </table:table-cell>
          <table:table-cell office:value-type="float" office:value="23300" table:style-name="ce43">
            <text:p>23 300</text:p>
          </table:table-cell>
          <table:table-cell office:value-type="percentage" office:value="1.5450643776824034E-3" table:style-name="ce44">
            <text:p>0.2%</text:p>
          </table:table-cell>
          <table:table-cell office:value-type="float" office:value="167709" table:style-name="ce43">
            <text:p>167 709</text:p>
          </table:table-cell>
          <table:table-cell office:value-type="float" office:value="986279" table:style-name="ce43">
            <text:p>986 279</text:p>
          </table:table-cell>
          <table:table-cell office:value-type="percentage" office:value="0.17004214831705836" table:style-name="ce44">
            <text:p>17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7082" table:style-name="ce43">
            <text:p>87 082</text:p>
          </table:table-cell>
          <table:table-cell office:value-type="float" office:value="90236" table:style-name="ce43">
            <text:p>90 236</text:p>
          </table:table-cell>
          <table:table-cell office:value-type="percentage" office:value="0.96504720953942991" table:style-name="ce44">
            <text:p>96.5%</text:p>
          </table:table-cell>
          <table:table-cell office:value-type="float" office:value="135440" table:style-name="ce43">
            <text:p>135 440</text:p>
          </table:table-cell>
          <table:table-cell office:value-type="float" office:value="154531" table:style-name="ce43">
            <text:p>154 531</text:p>
          </table:table-cell>
          <table:table-cell office:value-type="percentage" office:value="0.87645844523105398" table:style-name="ce44">
            <text:p>87.6%</text:p>
          </table:table-cell>
          <table:table-cell office:value-type="float" office:value="22586" table:style-name="ce43">
            <text:p>22 586</text:p>
          </table:table-cell>
          <table:table-cell office:value-type="float" office:value="235092" table:style-name="ce43">
            <text:p>235 092</text:p>
          </table:table-cell>
          <table:table-cell office:value-type="percentage" office:value="9.6073026729961042E-2" table:style-name="ce44">
            <text:p>9.6%</text:p>
          </table:table-cell>
          <table:table-cell office:value-type="float" office:value="61925" table:style-name="ce43">
            <text:p>61 925</text:p>
          </table:table-cell>
          <table:table-cell office:value-type="float" office:value="350512" table:style-name="ce43">
            <text:p>350 512</text:p>
          </table:table-cell>
          <table:table-cell office:value-type="percentage" office:value="0.1766701282695029" table:style-name="ce44">
            <text:p>17.7%</text:p>
          </table:table-cell>
          <table:table-cell office:value-type="float" office:value="46495" table:style-name="ce43">
            <text:p>46 495</text:p>
          </table:table-cell>
          <table:table-cell office:value-type="float" office:value="832411" table:style-name="ce43">
            <text:p>832 411</text:p>
          </table:table-cell>
          <table:table-cell office:value-type="percentage" office:value="5.5855821222929536E-2" table:style-name="ce44">
            <text:p>5.6%</text:p>
          </table:table-cell>
          <table:table-cell office:value-type="float" office:value="3278" table:style-name="ce43">
            <text:p>3 278</text:p>
          </table:table-cell>
          <table:table-cell office:value-type="float" office:value="163899" table:style-name="ce43">
            <text:p>163 899</text:p>
          </table:table-cell>
          <table:table-cell office:value-type="percentage" office:value="2.0000122026369898E-2" table:style-name="ce44">
            <text:p>2.0%</text:p>
          </table:table-cell>
          <table:table-cell office:value-type="float" office:value="62" table:style-name="ce43">
            <text:p>62</text:p>
          </table:table-cell>
          <table:table-cell office:value-type="float" office:value="44352" table:style-name="ce43">
            <text:p>44 352</text:p>
          </table:table-cell>
          <table:table-cell office:value-type="percentage" office:value="1.397907647907648E-3" table:style-name="ce44">
            <text:p>0.1%</text:p>
          </table:table-cell>
          <table:table-cell office:value-type="float" office:value="356868" table:style-name="ce43">
            <text:p>356 868</text:p>
          </table:table-cell>
          <table:table-cell office:value-type="float" office:value="1871033" table:style-name="ce43">
            <text:p>1 871 033</text:p>
          </table:table-cell>
          <table:table-cell office:value-type="percentage" office:value="0.19073314046304901" table:style-name="ce44">
            <text:p>19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387" table:style-name="ce43">
            <text:p>41 387</text:p>
          </table:table-cell>
          <table:table-cell office:value-type="float" office:value="41042" table:style-name="ce43">
            <text:p>41 042</text:p>
          </table:table-cell>
          <table:table-cell office:value-type="percentage" office:value="1" table:style-name="ce44">
            <text:p>100.0%</text:p>
          </table:table-cell>
          <table:table-cell office:value-type="float" office:value="54054" table:style-name="ce43">
            <text:p>54 054</text:p>
          </table:table-cell>
          <table:table-cell office:value-type="float" office:value="53066" table:style-name="ce43">
            <text:p>53 066</text:p>
          </table:table-cell>
          <table:table-cell office:value-type="percentage" office:value="1" table:style-name="ce44">
            <text:p>100.0%</text:p>
          </table:table-cell>
          <table:table-cell office:value-type="float" office:value="17825" table:style-name="ce43">
            <text:p>17 825</text:p>
          </table:table-cell>
          <table:table-cell office:value-type="float" office:value="77345" table:style-name="ce43">
            <text:p>77 345</text:p>
          </table:table-cell>
          <table:table-cell office:value-type="percentage" office:value="0.23046092184368738" table:style-name="ce44">
            <text:p>23.0%</text:p>
          </table:table-cell>
          <table:table-cell office:value-type="float" office:value="9649" table:style-name="ce43">
            <text:p>9 649</text:p>
          </table:table-cell>
          <table:table-cell office:value-type="float" office:value="89964" table:style-name="ce43">
            <text:p>89 964</text:p>
          </table:table-cell>
          <table:table-cell office:value-type="percentage" office:value="0.1072540127161976" table:style-name="ce44">
            <text:p>10.7%</text:p>
          </table:table-cell>
          <table:table-cell office:value-type="float" office:value="13149" table:style-name="ce43">
            <text:p>13 149</text:p>
          </table:table-cell>
          <table:table-cell office:value-type="float" office:value="194241" table:style-name="ce43">
            <text:p>194 241</text:p>
          </table:table-cell>
          <table:table-cell office:value-type="percentage" office:value="6.7694256104529935E-2" table:style-name="ce44">
            <text:p>6.8%</text:p>
          </table:table-cell>
          <table:table-cell office:value-type="float" office:value="774" table:style-name="ce43">
            <text:p>774</text:p>
          </table:table-cell>
          <table:table-cell office:value-type="float" office:value="34935" table:style-name="ce43">
            <text:p>34 935</text:p>
          </table:table-cell>
          <table:table-cell office:value-type="percentage" office:value="2.2155431515671963E-2" table:style-name="ce44">
            <text:p>2.2%</text:p>
          </table:table-cell>
          <table:table-cell office:value-type="float" office:value="7" table:style-name="ce43">
            <text:p>7</text:p>
          </table:table-cell>
          <table:table-cell office:value-type="float" office:value="10791" table:style-name="ce43">
            <text:p>10 791</text:p>
          </table:table-cell>
          <table:table-cell office:value-type="percentage" office:value="6.4868872208321746E-4" table:style-name="ce44">
            <text:p>0.1%</text:p>
          </table:table-cell>
          <table:table-cell office:value-type="float" office:value="136845" table:style-name="ce43">
            <text:p>136 845</text:p>
          </table:table-cell>
          <table:table-cell office:value-type="float" office:value="501384" table:style-name="ce43">
            <text:p>501 384</text:p>
          </table:table-cell>
          <table:table-cell office:value-type="percentage" office:value="0.27293451725623474" table:style-name="ce44">
            <text:p>27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4384" table:style-name="ce43">
            <text:p>224 384</text:p>
          </table:table-cell>
          <table:table-cell office:value-type="float" office:value="223657" table:style-name="ce43">
            <text:p>223 657</text:p>
          </table:table-cell>
          <table:table-cell office:value-type="percentage" office:value="1" table:style-name="ce44">
            <text:p>100.0%</text:p>
          </table:table-cell>
          <table:table-cell office:value-type="float" office:value="242598" table:style-name="ce43">
            <text:p>242 598</text:p>
          </table:table-cell>
          <table:table-cell office:value-type="float" office:value="245410" table:style-name="ce43">
            <text:p>245 410</text:p>
          </table:table-cell>
          <table:table-cell office:value-type="percentage" office:value="0.98854162422069192" table:style-name="ce44">
            <text:p>98.9%</text:p>
          </table:table-cell>
          <table:table-cell office:value-type="float" office:value="93228" table:style-name="ce43">
            <text:p>93 228</text:p>
          </table:table-cell>
          <table:table-cell office:value-type="float" office:value="318575" table:style-name="ce43">
            <text:p>318 575</text:p>
          </table:table-cell>
          <table:table-cell office:value-type="percentage" office:value="0.29264066546339168" table:style-name="ce44">
            <text:p>29.3%</text:p>
          </table:table-cell>
          <table:table-cell office:value-type="float" office:value="51500" table:style-name="ce43">
            <text:p>51 500</text:p>
          </table:table-cell>
          <table:table-cell office:value-type="float" office:value="381175" table:style-name="ce43">
            <text:p>381 175</text:p>
          </table:table-cell>
          <table:table-cell office:value-type="percentage" office:value="0.13510854594346428" table:style-name="ce44">
            <text:p>13.5%</text:p>
          </table:table-cell>
          <table:table-cell office:value-type="float" office:value="58241" table:style-name="ce43">
            <text:p>58 241</text:p>
          </table:table-cell>
          <table:table-cell office:value-type="float" office:value="738950" table:style-name="ce43">
            <text:p>738 950</text:p>
          </table:table-cell>
          <table:table-cell office:value-type="percentage" office:value="7.8815887407808372E-2" table:style-name="ce44">
            <text:p>7.9%</text:p>
          </table:table-cell>
          <table:table-cell office:value-type="float" office:value="4311" table:style-name="ce43">
            <text:p>4 311</text:p>
          </table:table-cell>
          <table:table-cell office:value-type="float" office:value="144422" table:style-name="ce43">
            <text:p>144 422</text:p>
          </table:table-cell>
          <table:table-cell office:value-type="percentage" office:value="2.9850022849704339E-2" table:style-name="ce44">
            <text:p>3.0%</text:p>
          </table:table-cell>
          <table:table-cell office:value-type="float" office:value="109" table:style-name="ce43">
            <text:p>109</text:p>
          </table:table-cell>
          <table:table-cell office:value-type="float" office:value="40684" table:style-name="ce43">
            <text:p>40 684</text:p>
          </table:table-cell>
          <table:table-cell office:value-type="percentage" office:value="2.6791859207550878E-3" table:style-name="ce44">
            <text:p>0.3%</text:p>
          </table:table-cell>
          <table:table-cell office:value-type="float" office:value="674371" table:style-name="ce43">
            <text:p>674 371</text:p>
          </table:table-cell>
          <table:table-cell office:value-type="float" office:value="2092873" table:style-name="ce43">
            <text:p>2 092 873</text:p>
          </table:table-cell>
          <table:table-cell office:value-type="percentage" office:value="0.32222260978090883" table:style-name="ce44">
            <text:p>32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4394" table:style-name="ce43">
            <text:p>134 394</text:p>
          </table:table-cell>
          <table:table-cell office:value-type="float" office:value="135194" table:style-name="ce43">
            <text:p>135 194</text:p>
          </table:table-cell>
          <table:table-cell office:value-type="percentage" office:value="0.99408257762918473" table:style-name="ce44">
            <text:p>99.4%</text:p>
          </table:table-cell>
          <table:table-cell office:value-type="float" office:value="152238" table:style-name="ce43">
            <text:p>152 238</text:p>
          </table:table-cell>
          <table:table-cell office:value-type="float" office:value="159101" table:style-name="ce43">
            <text:p>159 101</text:p>
          </table:table-cell>
          <table:table-cell office:value-type="percentage" office:value="0.95686387891967994" table:style-name="ce44">
            <text:p>95.7%</text:p>
          </table:table-cell>
          <table:table-cell office:value-type="float" office:value="44943" table:style-name="ce43">
            <text:p>44 943</text:p>
          </table:table-cell>
          <table:table-cell office:value-type="float" office:value="218444" table:style-name="ce43">
            <text:p>218 444</text:p>
          </table:table-cell>
          <table:table-cell office:value-type="percentage" office:value="0.20574151727673912" table:style-name="ce44">
            <text:p>20.6%</text:p>
          </table:table-cell>
          <table:table-cell office:value-type="float" office:value="62539" table:style-name="ce43">
            <text:p>62 539</text:p>
          </table:table-cell>
          <table:table-cell office:value-type="float" office:value="307478" table:style-name="ce43">
            <text:p>307 478</text:p>
          </table:table-cell>
          <table:table-cell office:value-type="percentage" office:value="0.20339341351251147" table:style-name="ce44">
            <text:p>20.3%</text:p>
          </table:table-cell>
          <table:table-cell office:value-type="float" office:value="43015" table:style-name="ce43">
            <text:p>43 015</text:p>
          </table:table-cell>
          <table:table-cell office:value-type="float" office:value="707865" table:style-name="ce43">
            <text:p>707 865</text:p>
          </table:table-cell>
          <table:table-cell office:value-type="percentage" office:value="6.076723669061191E-2" table:style-name="ce44">
            <text:p>6.1%</text:p>
          </table:table-cell>
          <table:table-cell office:value-type="float" office:value="4527" table:style-name="ce43">
            <text:p>4 527</text:p>
          </table:table-cell>
          <table:table-cell office:value-type="float" office:value="149518" table:style-name="ce43">
            <text:p>149 518</text:p>
          </table:table-cell>
          <table:table-cell office:value-type="percentage" office:value="3.0277291028504929E-2" table:style-name="ce44">
            <text:p>3.0%</text:p>
          </table:table-cell>
          <table:table-cell office:value-type="float" office:value="101" table:style-name="ce43">
            <text:p>101</text:p>
          </table:table-cell>
          <table:table-cell office:value-type="float" office:value="42364" table:style-name="ce43">
            <text:p>42 364</text:p>
          </table:table-cell>
          <table:table-cell office:value-type="percentage" office:value="2.38409970729865E-3" table:style-name="ce44">
            <text:p>0.2%</text:p>
          </table:table-cell>
          <table:table-cell office:value-type="float" office:value="441757" table:style-name="ce43">
            <text:p>441 757</text:p>
          </table:table-cell>
          <table:table-cell office:value-type="float" office:value="1719964" table:style-name="ce43">
            <text:p>1 719 964</text:p>
          </table:table-cell>
          <table:table-cell office:value-type="percentage" office:value="0.25684084085480857" table:style-name="ce44">
            <text:p>25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2632" table:style-name="ce43">
            <text:p>442 632</text:p>
          </table:table-cell>
          <table:table-cell office:value-type="float" office:value="447196" table:style-name="ce43">
            <text:p>447 196</text:p>
          </table:table-cell>
          <table:table-cell office:value-type="percentage" office:value="0.98979418420558318" table:style-name="ce44">
            <text:p>99.0%</text:p>
          </table:table-cell>
          <table:table-cell office:value-type="float" office:value="565119" table:style-name="ce43">
            <text:p>565 119</text:p>
          </table:table-cell>
          <table:table-cell office:value-type="float" office:value="635292" table:style-name="ce43">
            <text:p>635 292</text:p>
          </table:table-cell>
          <table:table-cell office:value-type="percentage" office:value="0.88954213180710606" table:style-name="ce44">
            <text:p>89.0%</text:p>
          </table:table-cell>
          <table:table-cell office:value-type="float" office:value="80198" table:style-name="ce43">
            <text:p>80 198</text:p>
          </table:table-cell>
          <table:table-cell office:value-type="float" office:value="837584" table:style-name="ce43">
            <text:p>837 584</text:p>
          </table:table-cell>
          <table:table-cell office:value-type="percentage" office:value="9.5749202468050965E-2" table:style-name="ce44">
            <text:p>9.6%</text:p>
          </table:table-cell>
          <table:table-cell office:value-type="float" office:value="189891" table:style-name="ce43">
            <text:p>189 891</text:p>
          </table:table-cell>
          <table:table-cell office:value-type="float" office:value="1091780" table:style-name="ce43">
            <text:p>1 091 780</text:p>
          </table:table-cell>
          <table:table-cell office:value-type="percentage" office:value="0.17392789756177984" table:style-name="ce44">
            <text:p>17.4%</text:p>
          </table:table-cell>
          <table:table-cell office:value-type="float" office:value="226176" table:style-name="ce43">
            <text:p>226 176</text:p>
          </table:table-cell>
          <table:table-cell office:value-type="float" office:value="2803626" table:style-name="ce43">
            <text:p>2 803 626</text:p>
          </table:table-cell>
          <table:table-cell office:value-type="percentage" office:value="8.0672671747230196E-2" table:style-name="ce44">
            <text:p>8.1%</text:p>
          </table:table-cell>
          <table:table-cell office:value-type="float" office:value="27921" table:style-name="ce43">
            <text:p>27 921</text:p>
          </table:table-cell>
          <table:table-cell office:value-type="float" office:value="556316" table:style-name="ce43">
            <text:p>556 316</text:p>
          </table:table-cell>
          <table:table-cell office:value-type="percentage" office:value="5.018910115833447E-2" table:style-name="ce44">
            <text:p>5.0%</text:p>
          </table:table-cell>
          <table:table-cell office:value-type="float" office:value="450" table:style-name="ce43">
            <text:p>450</text:p>
          </table:table-cell>
          <table:table-cell office:value-type="float" office:value="159864" table:style-name="ce43">
            <text:p>159 864</text:p>
          </table:table-cell>
          <table:table-cell office:value-type="percentage" office:value="2.8148926587599462E-3" table:style-name="ce44">
            <text:p>0.3%</text:p>
          </table:table-cell>
          <table:table-cell office:value-type="float" office:value="1532387" table:style-name="ce43">
            <text:p>1 532 387</text:p>
          </table:table-cell>
          <table:table-cell office:value-type="float" office:value="6531658" table:style-name="ce43">
            <text:p>6 531 658</text:p>
          </table:table-cell>
          <table:table-cell office:value-type="percentage" office:value="0.23460919111196576" table:style-name="ce44">
            <text:p>23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7547" table:style-name="ce43">
            <text:p>287 547</text:p>
          </table:table-cell>
          <table:table-cell office:value-type="float" office:value="276531" table:style-name="ce43">
            <text:p>276 531</text:p>
          </table:table-cell>
          <table:table-cell office:value-type="percentage" office:value="1" table:style-name="ce44">
            <text:p>100.0%</text:p>
          </table:table-cell>
          <table:table-cell office:value-type="float" office:value="398669" table:style-name="ce43">
            <text:p>398 669</text:p>
          </table:table-cell>
          <table:table-cell office:value-type="float" office:value="437862" table:style-name="ce43">
            <text:p>437 862</text:p>
          </table:table-cell>
          <table:table-cell office:value-type="percentage" office:value="0.91049006307923497" table:style-name="ce44">
            <text:p>91.0%</text:p>
          </table:table-cell>
          <table:table-cell office:value-type="float" office:value="152631" table:style-name="ce43">
            <text:p>152 631</text:p>
          </table:table-cell>
          <table:table-cell office:value-type="float" office:value="580728" table:style-name="ce43">
            <text:p>580 728</text:p>
          </table:table-cell>
          <table:table-cell office:value-type="percentage" office:value="0.2628270033475224" table:style-name="ce44">
            <text:p>26.3%</text:p>
          </table:table-cell>
          <table:table-cell office:value-type="float" office:value="88345" table:style-name="ce43">
            <text:p>88 345</text:p>
          </table:table-cell>
          <table:table-cell office:value-type="float" office:value="752334" table:style-name="ce43">
            <text:p>752 334</text:p>
          </table:table-cell>
          <table:table-cell office:value-type="percentage" office:value="0.11742789771564226" table:style-name="ce44">
            <text:p>11.7%</text:p>
          </table:table-cell>
          <table:table-cell office:value-type="float" office:value="79145" table:style-name="ce43">
            <text:p>79 145</text:p>
          </table:table-cell>
          <table:table-cell office:value-type="float" office:value="1765967" table:style-name="ce43">
            <text:p>1 765 967</text:p>
          </table:table-cell>
          <table:table-cell office:value-type="percentage" office:value="4.4816805750050821E-2" table:style-name="ce44">
            <text:p>4.5%</text:p>
          </table:table-cell>
          <table:table-cell office:value-type="float" office:value="6426" table:style-name="ce43">
            <text:p>6 426</text:p>
          </table:table-cell>
          <table:table-cell office:value-type="float" office:value="352834" table:style-name="ce43">
            <text:p>352 834</text:p>
          </table:table-cell>
          <table:table-cell office:value-type="percentage" office:value="1.8212530538440172E-2" table:style-name="ce44">
            <text:p>1.8%</text:p>
          </table:table-cell>
          <table:table-cell office:value-type="float" office:value="146" table:style-name="ce43">
            <text:p>146</text:p>
          </table:table-cell>
          <table:table-cell office:value-type="float" office:value="103049" table:style-name="ce43">
            <text:p>103 049</text:p>
          </table:table-cell>
          <table:table-cell office:value-type="percentage" office:value="1.416801715688653E-3" table:style-name="ce44">
            <text:p>0.1%</text:p>
          </table:table-cell>
          <table:table-cell office:value-type="float" office:value="1012909" table:style-name="ce43">
            <text:p>1 012 909</text:p>
          </table:table-cell>
          <table:table-cell office:value-type="float" office:value="4269305" table:style-name="ce43">
            <text:p>4 269 305</text:p>
          </table:table-cell>
          <table:table-cell office:value-type="percentage" office:value="0.23725383873956066" table:style-name="ce44">
            <text:p>23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6392" table:style-name="ce43">
            <text:p>76 392</text:p>
          </table:table-cell>
          <table:table-cell office:value-type="float" office:value="76005" table:style-name="ce43">
            <text:p>76 005</text:p>
          </table:table-cell>
          <table:table-cell office:value-type="percentage" office:value="1" table:style-name="ce44">
            <text:p>100.0%</text:p>
          </table:table-cell>
          <table:table-cell office:value-type="float" office:value="89992" table:style-name="ce43">
            <text:p>89 992</text:p>
          </table:table-cell>
          <table:table-cell office:value-type="float" office:value="91876" table:style-name="ce43">
            <text:p>91 876</text:p>
          </table:table-cell>
          <table:table-cell office:value-type="percentage" office:value="0.97949410074448173" table:style-name="ce44">
            <text:p>97.9%</text:p>
          </table:table-cell>
          <table:table-cell office:value-type="float" office:value="40937" table:style-name="ce43">
            <text:p>40 937</text:p>
          </table:table-cell>
          <table:table-cell office:value-type="float" office:value="125297" table:style-name="ce43">
            <text:p>125 297</text:p>
          </table:table-cell>
          <table:table-cell office:value-type="percentage" office:value="0.3267197139596319" table:style-name="ce44">
            <text:p>32.7%</text:p>
          </table:table-cell>
          <table:table-cell office:value-type="float" office:value="27257" table:style-name="ce43">
            <text:p>27 257</text:p>
          </table:table-cell>
          <table:table-cell office:value-type="float" office:value="169216" table:style-name="ce43">
            <text:p>169 216</text:p>
          </table:table-cell>
          <table:table-cell office:value-type="percentage" office:value="0.16107814863842662" table:style-name="ce44">
            <text:p>16.1%</text:p>
          </table:table-cell>
          <table:table-cell office:value-type="float" office:value="22399" table:style-name="ce43">
            <text:p>22 399</text:p>
          </table:table-cell>
          <table:table-cell office:value-type="float" office:value="351778" table:style-name="ce43">
            <text:p>351 778</text:p>
          </table:table-cell>
          <table:table-cell office:value-type="percentage" office:value="6.3673680559898568E-2" table:style-name="ce44">
            <text:p>6.4%</text:p>
          </table:table-cell>
          <table:table-cell office:value-type="float" office:value="1110" table:style-name="ce43">
            <text:p>1 110</text:p>
          </table:table-cell>
          <table:table-cell office:value-type="float" office:value="76088" table:style-name="ce43">
            <text:p>76 088</text:p>
          </table:table-cell>
          <table:table-cell office:value-type="percentage" office:value="1.4588371359478498E-2" table:style-name="ce44">
            <text:p>1.5%</text:p>
          </table:table-cell>
          <table:table-cell office:value-type="float" office:value="62" table:style-name="ce43">
            <text:p>62</text:p>
          </table:table-cell>
          <table:table-cell office:value-type="float" office:value="20953" table:style-name="ce43">
            <text:p>20 953</text:p>
          </table:table-cell>
          <table:table-cell office:value-type="percentage" office:value="2.9590034839879729E-3" table:style-name="ce44">
            <text:p>0.3%</text:p>
          </table:table-cell>
          <table:table-cell office:value-type="float" office:value="258149" table:style-name="ce43">
            <text:p>258 149</text:p>
          </table:table-cell>
          <table:table-cell office:value-type="float" office:value="911213" table:style-name="ce43">
            <text:p>911 213</text:p>
          </table:table-cell>
          <table:table-cell office:value-type="percentage" office:value="0.28330258677169884" table:style-name="ce44">
            <text:p>28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6856" table:style-name="ce43">
            <text:p>236 856</text:p>
          </table:table-cell>
          <table:table-cell office:value-type="float" office:value="234302" table:style-name="ce43">
            <text:p>234 302</text:p>
          </table:table-cell>
          <table:table-cell office:value-type="percentage" office:value="1" table:style-name="ce44">
            <text:p>100.0%</text:p>
          </table:table-cell>
          <table:table-cell office:value-type="float" office:value="278773" table:style-name="ce43">
            <text:p>278 773</text:p>
          </table:table-cell>
          <table:table-cell office:value-type="float" office:value="289762" table:style-name="ce43">
            <text:p>289 762</text:p>
          </table:table-cell>
          <table:table-cell office:value-type="percentage" office:value="0.96207577253055954" table:style-name="ce44">
            <text:p>96.2%</text:p>
          </table:table-cell>
          <table:table-cell office:value-type="float" office:value="75165" table:style-name="ce43">
            <text:p>75 165</text:p>
          </table:table-cell>
          <table:table-cell office:value-type="float" office:value="346927" table:style-name="ce43">
            <text:p>346 927</text:p>
          </table:table-cell>
          <table:table-cell office:value-type="percentage" office:value="0.21665941249888304" table:style-name="ce44">
            <text:p>21.7%</text:p>
          </table:table-cell>
          <table:table-cell office:value-type="float" office:value="75815" table:style-name="ce43">
            <text:p>75 815</text:p>
          </table:table-cell>
          <table:table-cell office:value-type="float" office:value="405889" table:style-name="ce43">
            <text:p>405 889</text:p>
          </table:table-cell>
          <table:table-cell office:value-type="percentage" office:value="0.18678752072610985" table:style-name="ce44">
            <text:p>18.7%</text:p>
          </table:table-cell>
          <table:table-cell office:value-type="float" office:value="51627" table:style-name="ce43">
            <text:p>51 627</text:p>
          </table:table-cell>
          <table:table-cell office:value-type="float" office:value="889004" table:style-name="ce43">
            <text:p>889 004</text:p>
          </table:table-cell>
          <table:table-cell office:value-type="percentage" office:value="5.8072854565333787E-2" table:style-name="ce44">
            <text:p>5.8%</text:p>
          </table:table-cell>
          <table:table-cell office:value-type="float" office:value="2398" table:style-name="ce43">
            <text:p>2 398</text:p>
          </table:table-cell>
          <table:table-cell office:value-type="float" office:value="152745" table:style-name="ce43">
            <text:p>152 745</text:p>
          </table:table-cell>
          <table:table-cell office:value-type="percentage" office:value="1.5699368228092571E-2" table:style-name="ce44">
            <text:p>1.6%</text:p>
          </table:table-cell>
          <table:table-cell office:value-type="float" office:value="39" table:style-name="ce43">
            <text:p>39</text:p>
          </table:table-cell>
          <table:table-cell office:value-type="float" office:value="44014" table:style-name="ce43">
            <text:p>44 014</text:p>
          </table:table-cell>
          <table:table-cell office:value-type="percentage" office:value="8.8608170127686648E-4" table:style-name="ce44">
            <text:p>0.1%</text:p>
          </table:table-cell>
          <table:table-cell office:value-type="float" office:value="720673" table:style-name="ce43">
            <text:p>720 673</text:p>
          </table:table-cell>
          <table:table-cell office:value-type="float" office:value="2362643" table:style-name="ce43">
            <text:p>2 362 643</text:p>
          </table:table-cell>
          <table:table-cell office:value-type="percentage" office:value="0.30502830939756875" table:style-name="ce44">
            <text:p>30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921" table:style-name="ce43">
            <text:p>22 921</text:p>
          </table:table-cell>
          <table:table-cell office:value-type="float" office:value="22207" table:style-name="ce43">
            <text:p>22 207</text:p>
          </table:table-cell>
          <table:table-cell office:value-type="percentage" office:value="1" table:style-name="ce44">
            <text:p>100.0%</text:p>
          </table:table-cell>
          <table:table-cell office:value-type="float" office:value="27853" table:style-name="ce43">
            <text:p>27 853</text:p>
          </table:table-cell>
          <table:table-cell office:value-type="float" office:value="28125" table:style-name="ce43">
            <text:p>28 125</text:p>
          </table:table-cell>
          <table:table-cell office:value-type="percentage" office:value="0.99032888888888893" table:style-name="ce44">
            <text:p>99.0%</text:p>
          </table:table-cell>
          <table:table-cell office:value-type="float" office:value="13817" table:style-name="ce43">
            <text:p>13 817</text:p>
          </table:table-cell>
          <table:table-cell office:value-type="float" office:value="37718" table:style-name="ce43">
            <text:p>37 718</text:p>
          </table:table-cell>
          <table:table-cell office:value-type="percentage" office:value="0.36632377114375098" table:style-name="ce44">
            <text:p>36.6%</text:p>
          </table:table-cell>
          <table:table-cell office:value-type="float" office:value="6447" table:style-name="ce43">
            <text:p>6 447</text:p>
          </table:table-cell>
          <table:table-cell office:value-type="float" office:value="47664" table:style-name="ce43">
            <text:p>47 664</text:p>
          </table:table-cell>
          <table:table-cell office:value-type="percentage" office:value="0.1352593152064451" table:style-name="ce44">
            <text:p>13.5%</text:p>
          </table:table-cell>
          <table:table-cell office:value-type="float" office:value="5609" table:style-name="ce43">
            <text:p>5 609</text:p>
          </table:table-cell>
          <table:table-cell office:value-type="float" office:value="107618" table:style-name="ce43">
            <text:p>107 618</text:p>
          </table:table-cell>
          <table:table-cell office:value-type="percentage" office:value="5.2119533906967233E-2" table:style-name="ce44">
            <text:p>5.2%</text:p>
          </table:table-cell>
          <table:table-cell office:value-type="float" office:value="478" table:style-name="ce43">
            <text:p>478</text:p>
          </table:table-cell>
          <table:table-cell office:value-type="float" office:value="21170" table:style-name="ce43">
            <text:p>21 170</text:p>
          </table:table-cell>
          <table:table-cell office:value-type="percentage" office:value="2.2579121398205008E-2" table:style-name="ce44">
            <text:p>2.3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 286</text:p>
          </table:table-cell>
          <table:table-cell office:value-type="percentage" office:value="1.590836780146357E-3" table:style-name="ce44">
            <text:p>0.2%</text:p>
          </table:table-cell>
          <table:table-cell office:value-type="float" office:value="77135" table:style-name="ce43">
            <text:p>77 135</text:p>
          </table:table-cell>
          <table:table-cell office:value-type="float" office:value="270788" table:style-name="ce43">
            <text:p>270 788</text:p>
          </table:table-cell>
          <table:table-cell office:value-type="percentage" office:value="0.28485383399559805" table:style-name="ce44">
            <text:p>28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1337" table:style-name="ce43">
            <text:p>361 337</text:p>
          </table:table-cell>
          <table:table-cell office:value-type="float" office:value="364122" table:style-name="ce43">
            <text:p>364 122</text:p>
          </table:table-cell>
          <table:table-cell office:value-type="percentage" office:value="0.99235146461900137" table:style-name="ce44">
            <text:p>99.2%</text:p>
          </table:table-cell>
          <table:table-cell office:value-type="float" office:value="471522" table:style-name="ce43">
            <text:p>471 522</text:p>
          </table:table-cell>
          <table:table-cell office:value-type="float" office:value="526081" table:style-name="ce43">
            <text:p>526 081</text:p>
          </table:table-cell>
          <table:table-cell office:value-type="percentage" office:value="0.8962916356986852" table:style-name="ce44">
            <text:p>89.6%</text:p>
          </table:table-cell>
          <table:table-cell office:value-type="float" office:value="113212" table:style-name="ce43">
            <text:p>113 212</text:p>
          </table:table-cell>
          <table:table-cell office:value-type="float" office:value="703323" table:style-name="ce43">
            <text:p>703 323</text:p>
          </table:table-cell>
          <table:table-cell office:value-type="percentage" office:value="0.16096729383227906" table:style-name="ce44">
            <text:p>16.1%</text:p>
          </table:table-cell>
          <table:table-cell office:value-type="float" office:value="171372" table:style-name="ce43">
            <text:p>171 372</text:p>
          </table:table-cell>
          <table:table-cell office:value-type="float" office:value="972783" table:style-name="ce43">
            <text:p>972 783</text:p>
          </table:table-cell>
          <table:table-cell office:value-type="percentage" office:value="0.17616672988734383" table:style-name="ce44">
            <text:p>17.6%</text:p>
          </table:table-cell>
          <table:table-cell office:value-type="float" office:value="149418" table:style-name="ce43">
            <text:p>149 418</text:p>
          </table:table-cell>
          <table:table-cell office:value-type="float" office:value="2513737" table:style-name="ce43">
            <text:p>2 513 737</text:p>
          </table:table-cell>
          <table:table-cell office:value-type="percentage" office:value="5.9440585868768291E-2" table:style-name="ce44">
            <text:p>5.9%</text:p>
          </table:table-cell>
          <table:table-cell office:value-type="float" office:value="17060" table:style-name="ce43">
            <text:p>17 060</text:p>
          </table:table-cell>
          <table:table-cell office:value-type="float" office:value="479716" table:style-name="ce43">
            <text:p>479 716</text:p>
          </table:table-cell>
          <table:table-cell office:value-type="percentage" office:value="3.5562707935528522E-2" table:style-name="ce44">
            <text:p>3.6%</text:p>
          </table:table-cell>
          <table:table-cell office:value-type="float" office:value="315" table:style-name="ce43">
            <text:p>315</text:p>
          </table:table-cell>
          <table:table-cell office:value-type="float" office:value="135861" table:style-name="ce43">
            <text:p>135 861</text:p>
          </table:table-cell>
          <table:table-cell office:value-type="percentage" office:value="2.318546161149999E-3" table:style-name="ce44">
            <text:p>0.2%</text:p>
          </table:table-cell>
          <table:table-cell office:value-type="float" office:value="1284236" table:style-name="ce43">
            <text:p>1 284 236</text:p>
          </table:table-cell>
          <table:table-cell office:value-type="float" office:value="5695623" table:style-name="ce43">
            <text:p>5 695 623</text:p>
          </table:table-cell>
          <table:table-cell office:value-type="percentage" office:value="0.22547770454610497" table:style-name="ce44">
            <text:p>22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1400" table:style-name="ce43">
            <text:p>71 400</text:p>
          </table:table-cell>
          <table:table-cell office:value-type="float" office:value="69771" table:style-name="ce43">
            <text:p>69 771</text:p>
          </table:table-cell>
          <table:table-cell office:value-type="percentage" office:value="1" table:style-name="ce44">
            <text:p>100.0%</text:p>
          </table:table-cell>
          <table:table-cell office:value-type="float" office:value="92001" table:style-name="ce43">
            <text:p>92 001</text:p>
          </table:table-cell>
          <table:table-cell office:value-type="float" office:value="102899" table:style-name="ce43">
            <text:p>102 899</text:p>
          </table:table-cell>
          <table:table-cell office:value-type="percentage" office:value="0.89409032157746915" table:style-name="ce44">
            <text:p>89.4%</text:p>
          </table:table-cell>
          <table:table-cell office:value-type="float" office:value="33888" table:style-name="ce43">
            <text:p>33 888</text:p>
          </table:table-cell>
          <table:table-cell office:value-type="float" office:value="146909" table:style-name="ce43">
            <text:p>146 909</text:p>
          </table:table-cell>
          <table:table-cell office:value-type="percentage" office:value="0.2306734100701795" table:style-name="ce44">
            <text:p>23.1%</text:p>
          </table:table-cell>
          <table:table-cell office:value-type="float" office:value="38100" table:style-name="ce43">
            <text:p>38 100</text:p>
          </table:table-cell>
          <table:table-cell office:value-type="float" office:value="213256" table:style-name="ce43">
            <text:p>213 256</text:p>
          </table:table-cell>
          <table:table-cell office:value-type="percentage" office:value="0.17865851371122032" table:style-name="ce44">
            <text:p>17.9%</text:p>
          </table:table-cell>
          <table:table-cell office:value-type="float" office:value="45050" table:style-name="ce43">
            <text:p>45 050</text:p>
          </table:table-cell>
          <table:table-cell office:value-type="float" office:value="551265" table:style-name="ce43">
            <text:p>551 265</text:p>
          </table:table-cell>
          <table:table-cell office:value-type="percentage" office:value="8.172113230478989E-2" table:style-name="ce44">
            <text:p>8.2%</text:p>
          </table:table-cell>
          <table:table-cell office:value-type="float" office:value="4983" table:style-name="ce43">
            <text:p>4 983</text:p>
          </table:table-cell>
          <table:table-cell office:value-type="float" office:value="118667" table:style-name="ce43">
            <text:p>118 667</text:p>
          </table:table-cell>
          <table:table-cell office:value-type="percentage" office:value="4.1991455080182358E-2" table:style-name="ce44">
            <text:p>4.2%</text:p>
          </table:table-cell>
          <table:table-cell office:value-type="float" office:value="121" table:style-name="ce43">
            <text:p>121</text:p>
          </table:table-cell>
          <table:table-cell office:value-type="float" office:value="34712" table:style-name="ce43">
            <text:p>34 712</text:p>
          </table:table-cell>
          <table:table-cell office:value-type="percentage" office:value="3.4858262272413E-3" table:style-name="ce44">
            <text:p>0.3%</text:p>
          </table:table-cell>
          <table:table-cell office:value-type="float" office:value="285543" table:style-name="ce43">
            <text:p>285 543</text:p>
          </table:table-cell>
          <table:table-cell office:value-type="float" office:value="1237479" table:style-name="ce43">
            <text:p>1 237 479</text:p>
          </table:table-cell>
          <table:table-cell office:value-type="percentage" office:value="0.23074573386699895" table:style-name="ce44">
            <text:p>23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599" table:style-name="ce43">
            <text:p>41 599</text:p>
          </table:table-cell>
          <table:table-cell office:value-type="float" office:value="41166" table:style-name="ce43">
            <text:p>41 166</text:p>
          </table:table-cell>
          <table:table-cell office:value-type="percentage" office:value="1" table:style-name="ce44">
            <text:p>100.0%</text:p>
          </table:table-cell>
          <table:table-cell office:value-type="float" office:value="54438" table:style-name="ce43">
            <text:p>54 438</text:p>
          </table:table-cell>
          <table:table-cell office:value-type="float" office:value="55792" table:style-name="ce43">
            <text:p>55 792</text:p>
          </table:table-cell>
          <table:table-cell office:value-type="percentage" office:value="0.97573128763980499" table:style-name="ce44">
            <text:p>97.6%</text:p>
          </table:table-cell>
          <table:table-cell office:value-type="float" office:value="16655" table:style-name="ce43">
            <text:p>16 655</text:p>
          </table:table-cell>
          <table:table-cell office:value-type="float" office:value="73844" table:style-name="ce43">
            <text:p>73 844</text:p>
          </table:table-cell>
          <table:table-cell office:value-type="percentage" office:value="0.22554303667190292" table:style-name="ce44">
            <text:p>22.6%</text:p>
          </table:table-cell>
          <table:table-cell office:value-type="float" office:value="24990" table:style-name="ce43">
            <text:p>24 990</text:p>
          </table:table-cell>
          <table:table-cell office:value-type="float" office:value="96694" table:style-name="ce43">
            <text:p>96 694</text:p>
          </table:table-cell>
          <table:table-cell office:value-type="percentage" office:value="0.25844416406395432" table:style-name="ce44">
            <text:p>25.8%</text:p>
          </table:table-cell>
          <table:table-cell office:value-type="float" office:value="17575" table:style-name="ce43">
            <text:p>17 575</text:p>
          </table:table-cell>
          <table:table-cell office:value-type="float" office:value="223028" table:style-name="ce43">
            <text:p>223 028</text:p>
          </table:table-cell>
          <table:table-cell office:value-type="percentage" office:value="7.8801764800832189E-2" table:style-name="ce44">
            <text:p>7.9%</text:p>
          </table:table-cell>
          <table:table-cell office:value-type="float" office:value="1316" table:style-name="ce43">
            <text:p>1 316</text:p>
          </table:table-cell>
          <table:table-cell office:value-type="float" office:value="48505" table:style-name="ce43">
            <text:p>48 505</text:p>
          </table:table-cell>
          <table:table-cell office:value-type="percentage" office:value="2.7131223585197404E-2" table:style-name="ce44">
            <text:p>2.7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 906</text:p>
          </table:table-cell>
          <table:table-cell office:value-type="percentage" office:value="5.752912411908529E-4" table:style-name="ce44">
            <text:p>0.1%</text:p>
          </table:table-cell>
          <table:table-cell office:value-type="float" office:value="156581" table:style-name="ce43">
            <text:p>156 581</text:p>
          </table:table-cell>
          <table:table-cell office:value-type="float" office:value="552935" table:style-name="ce43">
            <text:p>552 935</text:p>
          </table:table-cell>
          <table:table-cell office:value-type="percentage" office:value="0.28318156745367901" table:style-name="ce44">
            <text:p>28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8463" table:style-name="ce43">
            <text:p>158 463</text:p>
          </table:table-cell>
          <table:table-cell office:value-type="float" office:value="157950" table:style-name="ce43">
            <text:p>157 950</text:p>
          </table:table-cell>
          <table:table-cell office:value-type="percentage" office:value="1.0032478632478632" table:style-name="ce44">
            <text:p>100.3%</text:p>
          </table:table-cell>
          <table:table-cell office:value-type="float" office:value="200783" table:style-name="ce43">
            <text:p>200 783</text:p>
          </table:table-cell>
          <table:table-cell office:value-type="float" office:value="213081" table:style-name="ce43">
            <text:p>213 081</text:p>
          </table:table-cell>
          <table:table-cell office:value-type="percentage" office:value="0.9422848588095607" table:style-name="ce44">
            <text:p>94.2%</text:p>
          </table:table-cell>
          <table:table-cell office:value-type="float" office:value="47245" table:style-name="ce43">
            <text:p>47 245</text:p>
          </table:table-cell>
          <table:table-cell office:value-type="float" office:value="280119" table:style-name="ce43">
            <text:p>280 119</text:p>
          </table:table-cell>
          <table:table-cell office:value-type="percentage" office:value="0.16866046216072456" table:style-name="ce44">
            <text:p>16.9%</text:p>
          </table:table-cell>
          <table:table-cell office:value-type="float" office:value="58032" table:style-name="ce43">
            <text:p>58 032</text:p>
          </table:table-cell>
          <table:table-cell office:value-type="float" office:value="339977" table:style-name="ce43">
            <text:p>339 977</text:p>
          </table:table-cell>
          <table:table-cell office:value-type="percentage" office:value="0.17069389988146258" table:style-name="ce44">
            <text:p>17.1%</text:p>
          </table:table-cell>
          <table:table-cell office:value-type="float" office:value="43392" table:style-name="ce43">
            <text:p>43 392</text:p>
          </table:table-cell>
          <table:table-cell office:value-type="float" office:value="724849" table:style-name="ce43">
            <text:p>724 849</text:p>
          </table:table-cell>
          <table:table-cell office:value-type="percentage" office:value="5.9863502605370225E-2" table:style-name="ce44">
            <text:p>6.0%</text:p>
          </table:table-cell>
          <table:table-cell office:value-type="float" office:value="4131" table:style-name="ce43">
            <text:p>4 131</text:p>
          </table:table-cell>
          <table:table-cell office:value-type="float" office:value="140323" table:style-name="ce43">
            <text:p>140 323</text:p>
          </table:table-cell>
          <table:table-cell office:value-type="percentage" office:value="2.9439222365542354E-2" table:style-name="ce44">
            <text:p>2.9%</text:p>
          </table:table-cell>
          <table:table-cell office:value-type="float" office:value="27" table:style-name="ce43">
            <text:p>27</text:p>
          </table:table-cell>
          <table:table-cell office:value-type="float" office:value="41824" table:style-name="ce43">
            <text:p>41 824</text:p>
          </table:table-cell>
          <table:table-cell office:value-type="percentage" office:value="6.4556235654169853E-4" table:style-name="ce44">
            <text:p>0.1%</text:p>
          </table:table-cell>
          <table:table-cell office:value-type="float" office:value="512073" table:style-name="ce43">
            <text:p>512 073</text:p>
          </table:table-cell>
          <table:table-cell office:value-type="float" office:value="1898123" table:style-name="ce43">
            <text:p>1 898 123</text:p>
          </table:table-cell>
          <table:table-cell office:value-type="percentage" office:value="0.26977861814013104" table:style-name="ce44">
            <text:p>27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85" table:style-name="ce43">
            <text:p>2 285</text:p>
          </table:table-cell>
          <table:table-cell office:value-type="float" office:value="2605" table:style-name="ce43">
            <text:p>2 605</text:p>
          </table:table-cell>
          <table:table-cell office:value-type="percentage" office:value="0.87715930902111328" table:style-name="ce44">
            <text:p>87.7%</text:p>
          </table:table-cell>
          <table:table-cell office:value-type="float" office:value="3550" table:style-name="ce43">
            <text:p>3 550</text:p>
          </table:table-cell>
          <table:table-cell office:value-type="float" office:value="4318" table:style-name="ce43">
            <text:p>4 318</text:p>
          </table:table-cell>
          <table:table-cell office:value-type="percentage" office:value="0.8221398795738768" table:style-name="ce44">
            <text:p>82.2%</text:p>
          </table:table-cell>
          <table:table-cell office:value-type="float" office:value="1502" table:style-name="ce43">
            <text:p>1 502</text:p>
          </table:table-cell>
          <table:table-cell office:value-type="float" office:value="7857" table:style-name="ce43">
            <text:p>7 857</text:p>
          </table:table-cell>
          <table:table-cell office:value-type="percentage" office:value="0.19116711212931145" table:style-name="ce44">
            <text:p>19.1%</text:p>
          </table:table-cell>
          <table:table-cell office:value-type="float" office:value="2558" table:style-name="ce43">
            <text:p>2 558</text:p>
          </table:table-cell>
          <table:table-cell office:value-type="float" office:value="11556" table:style-name="ce43">
            <text:p>11 556</text:p>
          </table:table-cell>
          <table:table-cell office:value-type="percentage" office:value="0.22135687088958117" table:style-name="ce44">
            <text:p>22.1%</text:p>
          </table:table-cell>
          <table:table-cell office:value-type="float" office:value="2128" table:style-name="ce43">
            <text:p>2 128</text:p>
          </table:table-cell>
          <table:table-cell office:value-type="float" office:value="30066" table:style-name="ce43">
            <text:p>30 066</text:p>
          </table:table-cell>
          <table:table-cell office:value-type="percentage" office:value="7.0777622563693202E-2" table:style-name="ce44">
            <text:p>7.1%</text:p>
          </table:table-cell>
          <table:table-cell office:value-type="float" office:value="256" table:style-name="ce43">
            <text:p>256</text:p>
          </table:table-cell>
          <table:table-cell office:value-type="float" office:value="7581" table:style-name="ce43">
            <text:p>7 581</text:p>
          </table:table-cell>
          <table:table-cell office:value-type="percentage" office:value="3.3768632106582243E-2" table:style-name="ce44">
            <text:p>3.4%</text:p>
          </table:table-cell>
          <table:table-cell office:value-type="float" office:value="7" table:style-name="ce43">
            <text:p>7</text:p>
          </table:table-cell>
          <table:table-cell office:value-type="float" office:value="2175" table:style-name="ce43">
            <text:p>2 175</text:p>
          </table:table-cell>
          <table:table-cell office:value-type="percentage" office:value="3.2183908045977012E-3" table:style-name="ce44">
            <text:p>0.3%</text:p>
          </table:table-cell>
          <table:table-cell office:value-type="float" office:value="12286" table:style-name="ce43">
            <text:p>12 286</text:p>
          </table:table-cell>
          <table:table-cell office:value-type="float" office:value="66158" table:style-name="ce43">
            <text:p>66 158</text:p>
          </table:table-cell>
          <table:table-cell office:value-type="percentage" office:value="0.18570694398258714" table:style-name="ce44">
            <text:p>18.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12" table:style-name="ce43">
            <text:p>1 812</text:p>
          </table:table-cell>
          <table:table-cell office:value-type="float" office:value="2349" table:style-name="ce43">
            <text:p>2 349</text:p>
          </table:table-cell>
          <table:table-cell office:value-type="percentage" office:value="0.77139208173690932" table:style-name="ce44">
            <text:p>77.1%</text:p>
          </table:table-cell>
          <table:table-cell office:value-type="float" office:value="2858" table:style-name="ce43">
            <text:p>2 858</text:p>
          </table:table-cell>
          <table:table-cell office:value-type="float" office:value="3748" table:style-name="ce43">
            <text:p>3 748</text:p>
          </table:table-cell>
          <table:table-cell office:value-type="percentage" office:value="0.76254002134471721" table:style-name="ce44">
            <text:p>76.3%</text:p>
          </table:table-cell>
          <table:table-cell office:value-type="float" office:value="2109" table:style-name="ce43">
            <text:p>2 109</text:p>
          </table:table-cell>
          <table:table-cell office:value-type="float" office:value="7827" table:style-name="ce43">
            <text:p>7 827</text:p>
          </table:table-cell>
          <table:table-cell office:value-type="percentage" office:value="0.26945189727865082" table:style-name="ce44">
            <text:p>26.9%</text:p>
          </table:table-cell>
          <table:table-cell office:value-type="float" office:value="2544" table:style-name="ce43">
            <text:p>2 544</text:p>
          </table:table-cell>
          <table:table-cell office:value-type="float" office:value="11299" table:style-name="ce43">
            <text:p>11 299</text:p>
          </table:table-cell>
          <table:table-cell office:value-type="percentage" office:value="0.22515266837773254" table:style-name="ce44">
            <text:p>22.5%</text:p>
          </table:table-cell>
          <table:table-cell office:value-type="float" office:value="3154" table:style-name="ce43">
            <text:p>3 154</text:p>
          </table:table-cell>
          <table:table-cell office:value-type="float" office:value="30095" table:style-name="ce43">
            <text:p>30 095</text:p>
          </table:table-cell>
          <table:table-cell office:value-type="percentage" office:value="0.1048014620368832" table:style-name="ce44">
            <text:p>10.5%</text:p>
          </table:table-cell>
          <table:table-cell office:value-type="float" office:value="208" table:style-name="ce43">
            <text:p>208</text:p>
          </table:table-cell>
          <table:table-cell office:value-type="float" office:value="8536" table:style-name="ce43">
            <text:p>8 536</text:p>
          </table:table-cell>
          <table:table-cell office:value-type="percentage" office:value="2.4367385192127462E-2" table:style-name="ce44">
            <text:p>2.4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 324</text:p>
          </table:table-cell>
          <table:table-cell office:value-type="percentage" office:value="2.5817555938037868E-3" table:style-name="ce44">
            <text:p>0.3%</text:p>
          </table:table-cell>
          <table:table-cell office:value-type="float" office:value="12691" table:style-name="ce43">
            <text:p>12 691</text:p>
          </table:table-cell>
          <table:table-cell office:value-type="float" office:value="66178" table:style-name="ce43">
            <text:p>66 178</text:p>
          </table:table-cell>
          <table:table-cell office:value-type="percentage" office:value="0.19177067907763909" table:style-name="ce44">
            <text:p>19.2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7" table:style-name="ce46">
            <text:p>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" table:style-name="ce46">
            <text:p>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35" table:style-name="ce46">
            <text:p>63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851" table:style-name="ce46">
            <text:p>1 85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641" table:style-name="ce46">
            <text:p>9 64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21" table:style-name="ce46">
            <text:p>72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2861" table:style-name="ce46">
            <text:p>12 86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844733" table:style-name="ce50">
            <text:p>2 844 733</text:p>
          </table:table-cell>
          <table:table-cell office:value-type="float" office:value="2834024" table:style-name="ce50">
            <text:p>2 834 024</text:p>
          </table:table-cell>
          <table:table-cell office:value-type="percentage" office:value="1" table:style-name="ce51">
            <text:p>100.0%</text:p>
          </table:table-cell>
          <table:table-cell office:value-type="float" office:value="3676313" table:style-name="ce50">
            <text:p>3 676 313</text:p>
          </table:table-cell>
          <table:table-cell office:value-type="float" office:value="3960045" table:style-name="ce50">
            <text:p>3 960 045</text:p>
          </table:table-cell>
          <table:table-cell office:value-type="percentage" office:value="0.92835131924005909" table:style-name="ce51">
            <text:p>92.8%</text:p>
          </table:table-cell>
          <table:table-cell office:value-type="float" office:value="1019416" table:style-name="ce50">
            <text:p>1 019 416</text:p>
          </table:table-cell>
          <table:table-cell office:value-type="float" office:value="5336986" table:style-name="ce50">
            <text:p>5 336 986</text:p>
          </table:table-cell>
          <table:table-cell office:value-type="percentage" office:value="0.19100968224387324" table:style-name="ce51">
            <text:p>19.1%</text:p>
          </table:table-cell>
          <table:table-cell office:value-type="float" office:value="1180385" table:style-name="ce50">
            <text:p>1 180 385</text:p>
          </table:table-cell>
          <table:table-cell office:value-type="float" office:value="7033306" table:style-name="ce50">
            <text:p>7 033 306</text:p>
          </table:table-cell>
          <table:table-cell office:value-type="percentage" office:value="0.16782790340701798" table:style-name="ce51">
            <text:p>16.8%</text:p>
          </table:table-cell>
          <table:table-cell office:value-type="float" office:value="1148393" table:style-name="ce50">
            <text:p>1 148 393</text:p>
          </table:table-cell>
          <table:table-cell office:value-type="float" office:value="16706113" table:style-name="ce50">
            <text:p>16 706 113</text:p>
          </table:table-cell>
          <table:table-cell office:value-type="percentage" office:value="6.8740885447141409E-2" table:style-name="ce51">
            <text:p>6.9%</text:p>
          </table:table-cell>
          <table:table-cell office:value-type="float" office:value="107977" table:style-name="ce50">
            <text:p>107 977</text:p>
          </table:table-cell>
          <table:table-cell office:value-type="float" office:value="3310299" table:style-name="ce50">
            <text:p>3 310 299</text:p>
          </table:table-cell>
          <table:table-cell office:value-type="percentage" office:value="3.2618503645743181E-2" table:style-name="ce51">
            <text:p>3.3%</text:p>
          </table:table-cell>
          <table:table-cell office:value-type="float" office:value="1987" table:style-name="ce50">
            <text:p>1 987</text:p>
          </table:table-cell>
          <table:table-cell office:value-type="float" office:value="949049" table:style-name="ce50">
            <text:p>949 049</text:p>
          </table:table-cell>
          <table:table-cell office:value-type="percentage" office:value="2.0936748260627219E-3" table:style-name="ce51">
            <text:p>0.2%</text:p>
          </table:table-cell>
          <table:table-cell office:value-type="float" office:value="9979204" table:style-name="ce50">
            <text:p>9 979 204</text:p>
          </table:table-cell>
          <table:table-cell office:value-type="float" office:value="40129822" table:style-name="ce50">
            <text:p>40 129 822</text:p>
          </table:table-cell>
          <table:table-cell office:value-type="percentage" office:value="0.24867301928226843" table:style-name="ce51">
            <text:p>24.9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1">
          <table:table-cell table:number-columns-spanned="7" table:number-rows-spanned="1" table:style-name="ce20"/>
          <table:covered-table-cell table:number-columns-repeated="6"/>
          <table:table-cell table:style-name="ce18"/>
          <table:table-cell table:style-name="ce52"/>
          <table:table-cell table:style-name="ce18"/>
          <table:table-cell table:style-name="ce52"/>
          <table:table-cell table:style-name="ce48"/>
          <table:table-cell table:style-name="ce52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66" table:style-name="ce18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Ferrer Orduz. Jesús Santiago</meta:initial-creator>
    <dc:creator>amine cheddad</dc:creator>
    <meta:creation-date>2021-06-03T15:31:39Z</meta:creation-date>
    <dc:date>2021-10-09T18:36:37Z</dc:date>
  </office:meta>
</office:document-meta>
</file>